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oto Sans" svg:font-family="'Noto Sans'" style:font-family-generic="swiss"/>
    <style:font-face style:name="Noto Serif Tibetan" svg:font-family="'Noto Serif Tibet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[.E1]/[.C1]" office:value-type="float" office:value="214">
            <text:p>214</text:p>
          </table:table-cell>
          <table:table-cell table:formula="of:=UNICODE([.F1])" office:value-type="float" office:value="8774">
            <text:p>8774</text:p>
          </table:table-cell>
          <table:table-cell office:value-type="string">
            <text:p>≆42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DEC2HEX([.B3])" office:value-type="string" office:string-value="20">
            <text:p>20</text:p>
          </table:table-cell>
          <table:table-cell office:value-type="float" office:value="32">
            <text:p>32</text:p>
          </table:table-cell>
          <table:table-cell table:formula="of:=UNICHAR([.B3])" office:value-type="string" office:string-value=" ">
            <text:p><text:s/></text:p>
          </table:table-cell>
          <table:table-cell office:value-type="float" office:value="1072">
            <text:p>1072</text:p>
          </table:table-cell>
          <table:table-cell table:formula="of:=UNICHAR([.D3])" office:value-type="string" office:string-value="а">
            <text:p>а</text:p>
          </table:table-cell>
          <table:table-cell table:formula="of:=DEC2HEX([.D3])" office:value-type="string" office:string-value="430">
            <text:p>430</text:p>
          </table:table-cell>
          <table:table-cell table:formula="of:=LOWER([.E3])" office:value-type="string" office:string-value="а">
            <text:p>а</text:p>
          </table:table-cell>
          <table:table-cell table:formula="of:=16*3+1" office:value-type="float" office:value="49">
            <text:p>49</text:p>
          </table:table-cell>
        </table:table-row>
        <table:table-row table:style-name="ro1">
          <table:table-cell/>
          <table:table-cell table:formula="of:=[.B3]+1" office:value-type="float" office:value="33">
            <text:p>33</text:p>
          </table:table-cell>
          <table:table-cell table:formula="of:=UNICHAR([.B4])" office:value-type="string" office:string-value="!">
            <text:p>!</text:p>
          </table:table-cell>
          <table:table-cell table:formula="of:=[.D3]+1" office:value-type="float" office:value="1073">
            <text:p>1073</text:p>
          </table:table-cell>
          <table:table-cell table:formula="of:=UNICHAR([.D4])" office:value-type="string" office:string-value="б">
            <text:p>б</text:p>
          </table:table-cell>
          <table:table-cell/>
          <table:table-cell table:formula="of:=LOWER([.E4])" office:value-type="string" office:string-value="б">
            <text:p>б</text:p>
          </table:table-cell>
          <table:table-cell table:formula="of:=IF([.G4]=[.E4];&quot;&quot;;&quot;diff&quot;)">
            <text:p/>
          </table:table-cell>
        </table:table-row>
        <table:table-row table:style-name="ro1">
          <table:table-cell/>
          <table:table-cell table:formula="of:=[.B4]+1" office:value-type="float" office:value="34">
            <text:p>34</text:p>
          </table:table-cell>
          <table:table-cell table:formula="of:=UNICHAR([.B5])" office:value-type="string" office:string-value="&quot;">
            <text:p>"</text:p>
          </table:table-cell>
          <table:table-cell table:formula="of:=[.D4]+1" office:value-type="float" office:value="1074">
            <text:p>1074</text:p>
          </table:table-cell>
          <table:table-cell table:formula="of:=UNICHAR([.D5])" office:value-type="string" office:string-value="в">
            <text:p>в</text:p>
          </table:table-cell>
          <table:table-cell/>
          <table:table-cell table:formula="of:=LOWER([.E5])" office:value-type="string" office:string-value="в">
            <text:p>в</text:p>
          </table:table-cell>
          <table:table-cell table:formula="of:=IF([.G5]=[.E5];&quot;&quot;;&quot;diff&quot;)">
            <text:p/>
          </table:table-cell>
        </table:table-row>
        <table:table-row table:style-name="ro1">
          <table:table-cell/>
          <table:table-cell table:formula="of:=[.B5]+1" office:value-type="float" office:value="35">
            <text:p>35</text:p>
          </table:table-cell>
          <table:table-cell table:formula="of:=UNICHAR([.B6])" office:value-type="string" office:string-value="#">
            <text:p>#</text:p>
          </table:table-cell>
          <table:table-cell table:formula="of:=[.D5]+1" office:value-type="float" office:value="1075">
            <text:p>1075</text:p>
          </table:table-cell>
          <table:table-cell table:formula="of:=UNICHAR([.D6])" office:value-type="string" office:string-value="г">
            <text:p>г</text:p>
          </table:table-cell>
          <table:table-cell/>
          <table:table-cell table:formula="of:=LOWER([.E6])" office:value-type="string" office:string-value="г">
            <text:p>г</text:p>
          </table:table-cell>
          <table:table-cell table:formula="of:=IF([.G6]=[.E6];&quot;&quot;;&quot;diff&quot;)">
            <text:p/>
          </table:table-cell>
        </table:table-row>
        <table:table-row table:style-name="ro1">
          <table:table-cell/>
          <table:table-cell table:formula="of:=[.B6]+1" office:value-type="float" office:value="36">
            <text:p>36</text:p>
          </table:table-cell>
          <table:table-cell table:formula="of:=UNICHAR([.B7])" office:value-type="string" office:string-value="$">
            <text:p>$</text:p>
          </table:table-cell>
          <table:table-cell table:formula="of:=[.D6]+1" office:value-type="float" office:value="1076">
            <text:p>1076</text:p>
          </table:table-cell>
          <table:table-cell table:formula="of:=UNICHAR([.D7])" office:value-type="string" office:string-value="д">
            <text:p>д</text:p>
          </table:table-cell>
          <table:table-cell/>
          <table:table-cell table:formula="of:=LOWER([.E7])" office:value-type="string" office:string-value="д">
            <text:p>д</text:p>
          </table:table-cell>
          <table:table-cell table:formula="of:=IF([.G7]=[.E7];&quot;&quot;;&quot;diff&quot;)">
            <text:p/>
          </table:table-cell>
        </table:table-row>
        <table:table-row table:style-name="ro1">
          <table:table-cell/>
          <table:table-cell table:formula="of:=[.B7]+1" office:value-type="float" office:value="37">
            <text:p>37</text:p>
          </table:table-cell>
          <table:table-cell table:formula="of:=UNICHAR([.B8])" office:value-type="string" office:string-value="%">
            <text:p>%</text:p>
          </table:table-cell>
          <table:table-cell table:formula="of:=[.D7]+1" office:value-type="float" office:value="1077">
            <text:p>1077</text:p>
          </table:table-cell>
          <table:table-cell table:formula="of:=UNICHAR([.D8])" office:value-type="string" office:string-value="е">
            <text:p>е</text:p>
          </table:table-cell>
          <table:table-cell/>
          <table:table-cell table:formula="of:=LOWER([.E8])" office:value-type="string" office:string-value="е">
            <text:p>е</text:p>
          </table:table-cell>
          <table:table-cell table:formula="of:=IF([.G8]=[.E8];&quot;&quot;;&quot;diff&quot;)">
            <text:p/>
          </table:table-cell>
        </table:table-row>
        <table:table-row table:style-name="ro1">
          <table:table-cell/>
          <table:table-cell table:formula="of:=[.B8]+1" office:value-type="float" office:value="38">
            <text:p>38</text:p>
          </table:table-cell>
          <table:table-cell table:formula="of:=UNICHAR([.B9])" office:value-type="string" office:string-value="&amp;">
            <text:p>&amp;</text:p>
          </table:table-cell>
          <table:table-cell table:formula="of:=[.D8]+1" office:value-type="float" office:value="1078">
            <text:p>1078</text:p>
          </table:table-cell>
          <table:table-cell table:formula="of:=UNICHAR([.D9])" office:value-type="string" office:string-value="ж">
            <text:p>ж</text:p>
          </table:table-cell>
          <table:table-cell/>
          <table:table-cell table:formula="of:=LOWER([.E9])" office:value-type="string" office:string-value="ж">
            <text:p>ж</text:p>
          </table:table-cell>
          <table:table-cell table:formula="of:=IF([.G9]=[.E9];&quot;&quot;;&quot;diff&quot;)">
            <text:p/>
          </table:table-cell>
        </table:table-row>
        <table:table-row table:style-name="ro1">
          <table:table-cell/>
          <table:table-cell table:formula="of:=[.B9]+1" office:value-type="float" office:value="39">
            <text:p>39</text:p>
          </table:table-cell>
          <table:table-cell table:formula="of:=UNICHAR([.B10])" office:value-type="string" office:string-value="'">
            <text:p>'</text:p>
          </table:table-cell>
          <table:table-cell table:formula="of:=[.D9]+1" office:value-type="float" office:value="1079">
            <text:p>1079</text:p>
          </table:table-cell>
          <table:table-cell table:formula="of:=UNICHAR([.D10])" office:value-type="string" office:string-value="з">
            <text:p>з</text:p>
          </table:table-cell>
          <table:table-cell/>
          <table:table-cell table:formula="of:=LOWER([.E10])" office:value-type="string" office:string-value="з">
            <text:p>з</text:p>
          </table:table-cell>
          <table:table-cell table:formula="of:=IF([.G10]=[.E10];&quot;&quot;;&quot;diff&quot;)">
            <text:p/>
          </table:table-cell>
        </table:table-row>
        <table:table-row table:style-name="ro1">
          <table:table-cell/>
          <table:table-cell table:formula="of:=[.B10]+1" office:value-type="float" office:value="40">
            <text:p>40</text:p>
          </table:table-cell>
          <table:table-cell table:formula="of:=UNICHAR([.B11])" office:value-type="string" office:string-value="(">
            <text:p>(</text:p>
          </table:table-cell>
          <table:table-cell table:formula="of:=[.D10]+1" office:value-type="float" office:value="1080">
            <text:p>1080</text:p>
          </table:table-cell>
          <table:table-cell table:formula="of:=UNICHAR([.D11])" office:value-type="string" office:string-value="и">
            <text:p>и</text:p>
          </table:table-cell>
          <table:table-cell/>
          <table:table-cell table:formula="of:=LOWER([.E11])" office:value-type="string" office:string-value="и">
            <text:p>и</text:p>
          </table:table-cell>
          <table:table-cell table:formula="of:=IF([.G11]=[.E11];&quot;&quot;;&quot;diff&quot;)">
            <text:p/>
          </table:table-cell>
        </table:table-row>
        <table:table-row table:style-name="ro1">
          <table:table-cell/>
          <table:table-cell table:formula="of:=[.B11]+1" office:value-type="float" office:value="41">
            <text:p>41</text:p>
          </table:table-cell>
          <table:table-cell table:formula="of:=UNICHAR([.B12])" office:value-type="string" office:string-value=")">
            <text:p>)</text:p>
          </table:table-cell>
          <table:table-cell table:formula="of:=[.D11]+1" office:value-type="float" office:value="1081">
            <text:p>1081</text:p>
          </table:table-cell>
          <table:table-cell table:formula="of:=UNICHAR([.D12])" office:value-type="string" office:string-value="й">
            <text:p>й</text:p>
          </table:table-cell>
          <table:table-cell/>
          <table:table-cell table:formula="of:=LOWER([.E12])" office:value-type="string" office:string-value="й">
            <text:p>й</text:p>
          </table:table-cell>
          <table:table-cell table:formula="of:=IF([.G12]=[.E12];&quot;&quot;;&quot;diff&quot;)">
            <text:p/>
          </table:table-cell>
        </table:table-row>
        <table:table-row table:style-name="ro1">
          <table:table-cell/>
          <table:table-cell table:formula="of:=[.B12]+1" office:value-type="float" office:value="42">
            <text:p>42</text:p>
          </table:table-cell>
          <table:table-cell table:formula="of:=UNICHAR([.B13])" office:value-type="string" office:string-value="*">
            <text:p>*</text:p>
          </table:table-cell>
          <table:table-cell table:formula="of:=[.D12]+1" office:value-type="float" office:value="1082">
            <text:p>1082</text:p>
          </table:table-cell>
          <table:table-cell table:formula="of:=UNICHAR([.D13])" office:value-type="string" office:string-value="к">
            <text:p>к</text:p>
          </table:table-cell>
          <table:table-cell/>
          <table:table-cell table:formula="of:=LOWER([.E13])" office:value-type="string" office:string-value="к">
            <text:p>к</text:p>
          </table:table-cell>
          <table:table-cell table:formula="of:=IF([.G13]=[.E13];&quot;&quot;;&quot;diff&quot;)">
            <text:p/>
          </table:table-cell>
        </table:table-row>
        <table:table-row table:style-name="ro1">
          <table:table-cell/>
          <table:table-cell table:formula="of:=[.B13]+1" office:value-type="float" office:value="43">
            <text:p>43</text:p>
          </table:table-cell>
          <table:table-cell table:formula="of:=UNICHAR([.B14])" office:value-type="string" office:string-value="+">
            <text:p>+</text:p>
          </table:table-cell>
          <table:table-cell table:formula="of:=[.D13]+1" office:value-type="float" office:value="1083">
            <text:p>1083</text:p>
          </table:table-cell>
          <table:table-cell table:formula="of:=UNICHAR([.D14])" office:value-type="string" office:string-value="л">
            <text:p>л</text:p>
          </table:table-cell>
          <table:table-cell/>
          <table:table-cell table:formula="of:=LOWER([.E14])" office:value-type="string" office:string-value="л">
            <text:p>л</text:p>
          </table:table-cell>
          <table:table-cell table:formula="of:=IF([.G14]=[.E14];&quot;&quot;;&quot;diff&quot;)">
            <text:p/>
          </table:table-cell>
        </table:table-row>
        <table:table-row table:style-name="ro1">
          <table:table-cell/>
          <table:table-cell table:formula="of:=[.B14]+1" office:value-type="float" office:value="44">
            <text:p>44</text:p>
          </table:table-cell>
          <table:table-cell table:formula="of:=UNICHAR([.B15])" office:value-type="string" office:string-value=",">
            <text:p>,</text:p>
          </table:table-cell>
          <table:table-cell table:formula="of:=[.D14]+1" office:value-type="float" office:value="1084">
            <text:p>1084</text:p>
          </table:table-cell>
          <table:table-cell table:formula="of:=UNICHAR([.D15])" office:value-type="string" office:string-value="м">
            <text:p>м</text:p>
          </table:table-cell>
          <table:table-cell/>
          <table:table-cell table:formula="of:=LOWER([.E15])" office:value-type="string" office:string-value="м">
            <text:p>м</text:p>
          </table:table-cell>
          <table:table-cell table:formula="of:=IF([.G15]=[.E15];&quot;&quot;;&quot;diff&quot;)">
            <text:p/>
          </table:table-cell>
        </table:table-row>
        <table:table-row table:style-name="ro1">
          <table:table-cell/>
          <table:table-cell table:formula="of:=[.B15]+1" office:value-type="float" office:value="45">
            <text:p>45</text:p>
          </table:table-cell>
          <table:table-cell table:formula="of:=UNICHAR([.B16])" office:value-type="string" office:string-value="-">
            <text:p>-</text:p>
          </table:table-cell>
          <table:table-cell table:formula="of:=[.D15]+1" office:value-type="float" office:value="1085">
            <text:p>1085</text:p>
          </table:table-cell>
          <table:table-cell table:formula="of:=UNICHAR([.D16])" office:value-type="string" office:string-value="н">
            <text:p>н</text:p>
          </table:table-cell>
          <table:table-cell/>
          <table:table-cell table:formula="of:=LOWER([.E16])" office:value-type="string" office:string-value="н">
            <text:p>н</text:p>
          </table:table-cell>
          <table:table-cell table:formula="of:=IF([.G16]=[.E16];&quot;&quot;;&quot;diff&quot;)">
            <text:p/>
          </table:table-cell>
        </table:table-row>
        <table:table-row table:style-name="ro1">
          <table:table-cell/>
          <table:table-cell table:formula="of:=[.B16]+1" office:value-type="float" office:value="46">
            <text:p>46</text:p>
          </table:table-cell>
          <table:table-cell table:formula="of:=UNICHAR([.B17])" office:value-type="string" office:string-value=".">
            <text:p>.</text:p>
          </table:table-cell>
          <table:table-cell table:formula="of:=[.D16]+1" office:value-type="float" office:value="1086">
            <text:p>1086</text:p>
          </table:table-cell>
          <table:table-cell table:formula="of:=UNICHAR([.D17])" office:value-type="string" office:string-value="о">
            <text:p>о</text:p>
          </table:table-cell>
          <table:table-cell/>
          <table:table-cell table:formula="of:=LOWER([.E17])" office:value-type="string" office:string-value="о">
            <text:p>о</text:p>
          </table:table-cell>
          <table:table-cell table:formula="of:=IF([.G17]=[.E17];&quot;&quot;;&quot;diff&quot;)">
            <text:p/>
          </table:table-cell>
        </table:table-row>
        <table:table-row table:style-name="ro1">
          <table:table-cell/>
          <table:table-cell table:formula="of:=[.B17]+1" office:value-type="float" office:value="47">
            <text:p>47</text:p>
          </table:table-cell>
          <table:table-cell table:formula="of:=UNICHAR([.B18])" office:value-type="string" office:string-value="/">
            <text:p>/</text:p>
          </table:table-cell>
          <table:table-cell table:formula="of:=[.D17]+1" office:value-type="float" office:value="1087">
            <text:p>1087</text:p>
          </table:table-cell>
          <table:table-cell table:formula="of:=UNICHAR([.D18])" office:value-type="string" office:string-value="п">
            <text:p>п</text:p>
          </table:table-cell>
          <table:table-cell/>
          <table:table-cell table:formula="of:=LOWER([.E18])" office:value-type="string" office:string-value="п">
            <text:p>п</text:p>
          </table:table-cell>
          <table:table-cell table:formula="of:=IF([.G18]=[.E18];&quot;&quot;;&quot;diff&quot;)">
            <text:p/>
          </table:table-cell>
        </table:table-row>
        <table:table-row table:style-name="ro1">
          <table:table-cell/>
          <table:table-cell table:formula="of:=[.B18]+1" office:value-type="float" office:value="48">
            <text:p>48</text:p>
          </table:table-cell>
          <table:table-cell table:formula="of:=UNICHAR([.B19])" office:value-type="string" office:string-value="0">
            <text:p>0</text:p>
          </table:table-cell>
          <table:table-cell table:formula="of:=[.D18]+1" office:value-type="float" office:value="1088">
            <text:p>1088</text:p>
          </table:table-cell>
          <table:table-cell table:formula="of:=UNICHAR([.D19])" office:value-type="string" office:string-value="р">
            <text:p>р</text:p>
          </table:table-cell>
          <table:table-cell/>
          <table:table-cell table:formula="of:=LOWER([.E19])" office:value-type="string" office:string-value="р">
            <text:p>р</text:p>
          </table:table-cell>
          <table:table-cell table:formula="of:=IF([.G19]=[.E19];&quot;&quot;;&quot;diff&quot;)">
            <text:p/>
          </table:table-cell>
        </table:table-row>
        <table:table-row table:style-name="ro1">
          <table:table-cell/>
          <table:table-cell table:formula="of:=[.B19]+1" office:value-type="float" office:value="49">
            <text:p>49</text:p>
          </table:table-cell>
          <table:table-cell table:formula="of:=UNICHAR([.B20])" office:value-type="string" office:string-value="1">
            <text:p>1</text:p>
          </table:table-cell>
          <table:table-cell table:formula="of:=[.D19]+1" office:value-type="float" office:value="1089">
            <text:p>1089</text:p>
          </table:table-cell>
          <table:table-cell table:formula="of:=UNICHAR([.D20])" office:value-type="string" office:string-value="с">
            <text:p>с</text:p>
          </table:table-cell>
          <table:table-cell/>
          <table:table-cell table:formula="of:=LOWER([.E20])" office:value-type="string" office:string-value="с">
            <text:p>с</text:p>
          </table:table-cell>
          <table:table-cell table:formula="of:=IF([.G20]=[.E20];&quot;&quot;;&quot;diff&quot;)">
            <text:p/>
          </table:table-cell>
        </table:table-row>
        <table:table-row table:style-name="ro1">
          <table:table-cell/>
          <table:table-cell table:formula="of:=[.B20]+1" office:value-type="float" office:value="50">
            <text:p>50</text:p>
          </table:table-cell>
          <table:table-cell table:formula="of:=UNICHAR([.B21])" office:value-type="string" office:string-value="2">
            <text:p>2</text:p>
          </table:table-cell>
          <table:table-cell table:formula="of:=[.D20]+1" office:value-type="float" office:value="1090">
            <text:p>1090</text:p>
          </table:table-cell>
          <table:table-cell table:formula="of:=UNICHAR([.D21])" office:value-type="string" office:string-value="т">
            <text:p>т</text:p>
          </table:table-cell>
          <table:table-cell/>
          <table:table-cell table:formula="of:=LOWER([.E21])" office:value-type="string" office:string-value="т">
            <text:p>т</text:p>
          </table:table-cell>
          <table:table-cell table:formula="of:=IF([.G21]=[.E21];&quot;&quot;;&quot;diff&quot;)">
            <text:p/>
          </table:table-cell>
        </table:table-row>
        <table:table-row table:style-name="ro1">
          <table:table-cell/>
          <table:table-cell table:formula="of:=[.B21]+1" office:value-type="float" office:value="51">
            <text:p>51</text:p>
          </table:table-cell>
          <table:table-cell table:formula="of:=UNICHAR([.B22])" office:value-type="string" office:string-value="3">
            <text:p>3</text:p>
          </table:table-cell>
          <table:table-cell table:formula="of:=[.D21]+1" office:value-type="float" office:value="1091">
            <text:p>1091</text:p>
          </table:table-cell>
          <table:table-cell table:formula="of:=UNICHAR([.D22])" office:value-type="string" office:string-value="у">
            <text:p>у</text:p>
          </table:table-cell>
          <table:table-cell/>
          <table:table-cell table:formula="of:=LOWER([.E22])" office:value-type="string" office:string-value="у">
            <text:p>у</text:p>
          </table:table-cell>
          <table:table-cell table:formula="of:=IF([.G22]=[.E22];&quot;&quot;;&quot;diff&quot;)">
            <text:p/>
          </table:table-cell>
        </table:table-row>
        <table:table-row table:style-name="ro1">
          <table:table-cell/>
          <table:table-cell table:formula="of:=[.B22]+1" office:value-type="float" office:value="52">
            <text:p>52</text:p>
          </table:table-cell>
          <table:table-cell table:formula="of:=UNICHAR([.B23])" office:value-type="string" office:string-value="4">
            <text:p>4</text:p>
          </table:table-cell>
          <table:table-cell table:formula="of:=[.D22]+1" office:value-type="float" office:value="1092">
            <text:p>1092</text:p>
          </table:table-cell>
          <table:table-cell table:formula="of:=UNICHAR([.D23])" office:value-type="string" office:string-value="ф">
            <text:p>ф</text:p>
          </table:table-cell>
          <table:table-cell/>
          <table:table-cell table:formula="of:=LOWER([.E23])" office:value-type="string" office:string-value="ф">
            <text:p>ф</text:p>
          </table:table-cell>
          <table:table-cell table:formula="of:=IF([.G23]=[.E23];&quot;&quot;;&quot;diff&quot;)">
            <text:p/>
          </table:table-cell>
        </table:table-row>
        <table:table-row table:style-name="ro1">
          <table:table-cell/>
          <table:table-cell table:formula="of:=[.B23]+1" office:value-type="float" office:value="53">
            <text:p>53</text:p>
          </table:table-cell>
          <table:table-cell table:formula="of:=UNICHAR([.B24])" office:value-type="string" office:string-value="5">
            <text:p>5</text:p>
          </table:table-cell>
          <table:table-cell table:formula="of:=[.D23]+1" office:value-type="float" office:value="1093">
            <text:p>1093</text:p>
          </table:table-cell>
          <table:table-cell table:formula="of:=UNICHAR([.D24])" office:value-type="string" office:string-value="х">
            <text:p>х</text:p>
          </table:table-cell>
          <table:table-cell/>
          <table:table-cell table:formula="of:=LOWER([.E24])" office:value-type="string" office:string-value="х">
            <text:p>х</text:p>
          </table:table-cell>
          <table:table-cell table:formula="of:=IF([.G24]=[.E24];&quot;&quot;;&quot;diff&quot;)">
            <text:p/>
          </table:table-cell>
        </table:table-row>
        <table:table-row table:style-name="ro1">
          <table:table-cell/>
          <table:table-cell table:formula="of:=[.B24]+1" office:value-type="float" office:value="54">
            <text:p>54</text:p>
          </table:table-cell>
          <table:table-cell table:formula="of:=UNICHAR([.B25])" office:value-type="string" office:string-value="6">
            <text:p>6</text:p>
          </table:table-cell>
          <table:table-cell table:formula="of:=[.D24]+1" office:value-type="float" office:value="1094">
            <text:p>1094</text:p>
          </table:table-cell>
          <table:table-cell table:formula="of:=UNICHAR([.D25])" office:value-type="string" office:string-value="ц">
            <text:p>ц</text:p>
          </table:table-cell>
          <table:table-cell/>
          <table:table-cell table:formula="of:=LOWER([.E25])" office:value-type="string" office:string-value="ц">
            <text:p>ц</text:p>
          </table:table-cell>
          <table:table-cell table:formula="of:=IF([.G25]=[.E25];&quot;&quot;;&quot;diff&quot;)">
            <text:p/>
          </table:table-cell>
        </table:table-row>
        <table:table-row table:style-name="ro1">
          <table:table-cell/>
          <table:table-cell table:formula="of:=[.B25]+1" office:value-type="float" office:value="55">
            <text:p>55</text:p>
          </table:table-cell>
          <table:table-cell table:formula="of:=UNICHAR([.B26])" office:value-type="string" office:string-value="7">
            <text:p>7</text:p>
          </table:table-cell>
          <table:table-cell table:formula="of:=[.D25]+1" office:value-type="float" office:value="1095">
            <text:p>1095</text:p>
          </table:table-cell>
          <table:table-cell table:formula="of:=UNICHAR([.D26])" office:value-type="string" office:string-value="ч">
            <text:p>ч</text:p>
          </table:table-cell>
          <table:table-cell/>
          <table:table-cell table:formula="of:=LOWER([.E26])" office:value-type="string" office:string-value="ч">
            <text:p>ч</text:p>
          </table:table-cell>
          <table:table-cell table:formula="of:=IF([.G26]=[.E26];&quot;&quot;;&quot;diff&quot;)">
            <text:p/>
          </table:table-cell>
        </table:table-row>
        <table:table-row table:style-name="ro1">
          <table:table-cell/>
          <table:table-cell table:formula="of:=[.B26]+1" office:value-type="float" office:value="56">
            <text:p>56</text:p>
          </table:table-cell>
          <table:table-cell table:formula="of:=UNICHAR([.B27])" office:value-type="string" office:string-value="8">
            <text:p>8</text:p>
          </table:table-cell>
          <table:table-cell table:formula="of:=[.D26]+1" office:value-type="float" office:value="1096">
            <text:p>1096</text:p>
          </table:table-cell>
          <table:table-cell table:formula="of:=UNICHAR([.D27])" office:value-type="string" office:string-value="ш">
            <text:p>ш</text:p>
          </table:table-cell>
          <table:table-cell/>
          <table:table-cell table:formula="of:=LOWER([.E27])" office:value-type="string" office:string-value="ш">
            <text:p>ш</text:p>
          </table:table-cell>
          <table:table-cell table:formula="of:=IF([.G27]=[.E27];&quot;&quot;;&quot;diff&quot;)">
            <text:p/>
          </table:table-cell>
        </table:table-row>
        <table:table-row table:style-name="ro1">
          <table:table-cell/>
          <table:table-cell table:formula="of:=[.B27]+1" office:value-type="float" office:value="57">
            <text:p>57</text:p>
          </table:table-cell>
          <table:table-cell table:formula="of:=UNICHAR([.B28])" office:value-type="string" office:string-value="9">
            <text:p>9</text:p>
          </table:table-cell>
          <table:table-cell table:formula="of:=[.D27]+1" office:value-type="float" office:value="1097">
            <text:p>1097</text:p>
          </table:table-cell>
          <table:table-cell table:formula="of:=UNICHAR([.D28])" office:value-type="string" office:string-value="щ">
            <text:p>щ</text:p>
          </table:table-cell>
          <table:table-cell/>
          <table:table-cell table:formula="of:=LOWER([.E28])" office:value-type="string" office:string-value="щ">
            <text:p>щ</text:p>
          </table:table-cell>
          <table:table-cell table:formula="of:=IF([.G28]=[.E28];&quot;&quot;;&quot;diff&quot;)">
            <text:p/>
          </table:table-cell>
        </table:table-row>
        <table:table-row table:style-name="ro1">
          <table:table-cell/>
          <table:table-cell table:formula="of:=[.B28]+1" office:value-type="float" office:value="58">
            <text:p>58</text:p>
          </table:table-cell>
          <table:table-cell table:formula="of:=UNICHAR([.B29])" office:value-type="string" office:string-value=":">
            <text:p>:</text:p>
          </table:table-cell>
          <table:table-cell table:formula="of:=[.D28]+1" office:value-type="float" office:value="1098">
            <text:p>1098</text:p>
          </table:table-cell>
          <table:table-cell table:formula="of:=UNICHAR([.D29])" office:value-type="string" office:string-value="ъ">
            <text:p>ъ</text:p>
          </table:table-cell>
          <table:table-cell/>
          <table:table-cell table:formula="of:=LOWER([.E29])" office:value-type="string" office:string-value="ъ">
            <text:p>ъ</text:p>
          </table:table-cell>
          <table:table-cell table:formula="of:=IF([.G29]=[.E29];&quot;&quot;;&quot;diff&quot;)">
            <text:p/>
          </table:table-cell>
        </table:table-row>
        <table:table-row table:style-name="ro1">
          <table:table-cell/>
          <table:table-cell table:formula="of:=[.B29]+1" office:value-type="float" office:value="59">
            <text:p>59</text:p>
          </table:table-cell>
          <table:table-cell table:formula="of:=UNICHAR([.B30])" office:value-type="string" office:string-value=";">
            <text:p>;</text:p>
          </table:table-cell>
          <table:table-cell table:formula="of:=[.D29]+1" office:value-type="float" office:value="1099">
            <text:p>1099</text:p>
          </table:table-cell>
          <table:table-cell table:formula="of:=UNICHAR([.D30])" office:value-type="string" office:string-value="ы">
            <text:p>ы</text:p>
          </table:table-cell>
          <table:table-cell/>
          <table:table-cell table:formula="of:=LOWER([.E30])" office:value-type="string" office:string-value="ы">
            <text:p>ы</text:p>
          </table:table-cell>
          <table:table-cell table:formula="of:=IF([.G30]=[.E30];&quot;&quot;;&quot;diff&quot;)">
            <text:p/>
          </table:table-cell>
        </table:table-row>
        <table:table-row table:style-name="ro1">
          <table:table-cell/>
          <table:table-cell table:formula="of:=[.B30]+1" office:value-type="float" office:value="60">
            <text:p>60</text:p>
          </table:table-cell>
          <table:table-cell table:formula="of:=UNICHAR([.B31])" office:value-type="string" office:string-value="&lt;">
            <text:p>&lt;</text:p>
          </table:table-cell>
          <table:table-cell table:formula="of:=[.D30]+1" office:value-type="float" office:value="1100">
            <text:p>1100</text:p>
          </table:table-cell>
          <table:table-cell table:formula="of:=UNICHAR([.D31])" office:value-type="string" office:string-value="ь">
            <text:p>ь</text:p>
          </table:table-cell>
          <table:table-cell/>
          <table:table-cell table:formula="of:=LOWER([.E31])" office:value-type="string" office:string-value="ь">
            <text:p>ь</text:p>
          </table:table-cell>
          <table:table-cell table:formula="of:=IF([.G31]=[.E31];&quot;&quot;;&quot;diff&quot;)">
            <text:p/>
          </table:table-cell>
        </table:table-row>
        <table:table-row table:style-name="ro1">
          <table:table-cell/>
          <table:table-cell table:formula="of:=[.B31]+1" office:value-type="float" office:value="61">
            <text:p>61</text:p>
          </table:table-cell>
          <table:table-cell table:formula="of:=UNICHAR([.B32])" office:value-type="string" office:string-value="=">
            <text:p>=</text:p>
          </table:table-cell>
          <table:table-cell table:formula="of:=[.D31]+1" office:value-type="float" office:value="1101">
            <text:p>1101</text:p>
          </table:table-cell>
          <table:table-cell table:formula="of:=UNICHAR([.D32])" office:value-type="string" office:string-value="э">
            <text:p>э</text:p>
          </table:table-cell>
          <table:table-cell/>
          <table:table-cell table:formula="of:=LOWER([.E32])" office:value-type="string" office:string-value="э">
            <text:p>э</text:p>
          </table:table-cell>
          <table:table-cell table:formula="of:=IF([.G32]=[.E32];&quot;&quot;;&quot;diff&quot;)">
            <text:p/>
          </table:table-cell>
        </table:table-row>
        <table:table-row table:style-name="ro1">
          <table:table-cell/>
          <table:table-cell table:formula="of:=[.B32]+1" office:value-type="float" office:value="62">
            <text:p>62</text:p>
          </table:table-cell>
          <table:table-cell table:formula="of:=UNICHAR([.B33])" office:value-type="string" office:string-value="&gt;">
            <text:p>&gt;</text:p>
          </table:table-cell>
          <table:table-cell table:formula="of:=[.D32]+1" office:value-type="float" office:value="1102">
            <text:p>1102</text:p>
          </table:table-cell>
          <table:table-cell table:formula="of:=UNICHAR([.D33])" office:value-type="string" office:string-value="ю">
            <text:p>ю</text:p>
          </table:table-cell>
          <table:table-cell/>
          <table:table-cell table:formula="of:=LOWER([.E33])" office:value-type="string" office:string-value="ю">
            <text:p>ю</text:p>
          </table:table-cell>
          <table:table-cell table:formula="of:=IF([.G33]=[.E33];&quot;&quot;;&quot;diff&quot;)">
            <text:p/>
          </table:table-cell>
        </table:table-row>
        <table:table-row table:style-name="ro1">
          <table:table-cell/>
          <table:table-cell table:formula="of:=[.B33]+1" office:value-type="float" office:value="63">
            <text:p>63</text:p>
          </table:table-cell>
          <table:table-cell table:formula="of:=UNICHAR([.B34])" office:value-type="string" office:string-value="?">
            <text:p>?</text:p>
          </table:table-cell>
          <table:table-cell table:formula="of:=[.D33]+1" office:value-type="float" office:value="1103">
            <text:p>1103</text:p>
          </table:table-cell>
          <table:table-cell table:formula="of:=UNICHAR([.D34])" office:value-type="string" office:string-value="я">
            <text:p>я</text:p>
          </table:table-cell>
          <table:table-cell/>
          <table:table-cell table:formula="of:=LOWER([.E34])" office:value-type="string" office:string-value="я">
            <text:p>я</text:p>
          </table:table-cell>
          <table:table-cell table:formula="of:=IF([.G34]=[.E34];&quot;&quot;;&quot;diff&quot;)">
            <text:p/>
          </table:table-cell>
        </table:table-row>
        <table:table-row table:style-name="ro1">
          <table:table-cell/>
          <table:table-cell table:formula="of:=[.B34]+1" office:value-type="float" office:value="64">
            <text:p>64</text:p>
          </table:table-cell>
          <table:table-cell table:formula="of:=UNICHAR([.B35])" office:value-type="string" office:string-value="@">
            <text:p>@</text:p>
          </table:table-cell>
          <table:table-cell table:formula="of:=[.D34]+1" office:value-type="float" office:value="1104">
            <text:p>1104</text:p>
          </table:table-cell>
          <table:table-cell table:formula="of:=UNICHAR([.D35])" office:value-type="string" office:string-value="ѐ">
            <text:p>ѐ</text:p>
          </table:table-cell>
          <table:table-cell/>
          <table:table-cell table:formula="of:=LOWER([.E35])" office:value-type="string" office:string-value="ѐ">
            <text:p>ѐ</text:p>
          </table:table-cell>
          <table:table-cell table:formula="of:=IF([.G35]=[.E35];&quot;&quot;;&quot;diff&quot;)">
            <text:p/>
          </table:table-cell>
        </table:table-row>
        <table:table-row table:style-name="ro1">
          <table:table-cell/>
          <table:table-cell table:formula="of:=[.B35]+1" office:value-type="float" office:value="65">
            <text:p>65</text:p>
          </table:table-cell>
          <table:table-cell table:formula="of:=UNICHAR([.B36])" office:value-type="string" office:string-value="A">
            <text:p>A</text:p>
          </table:table-cell>
          <table:table-cell table:formula="of:=[.D35]+1" office:value-type="float" office:value="1105">
            <text:p>1105</text:p>
          </table:table-cell>
          <table:table-cell table:formula="of:=UNICHAR([.D36])" office:value-type="string" office:string-value="ё">
            <text:p>ё</text:p>
          </table:table-cell>
          <table:table-cell/>
          <table:table-cell table:formula="of:=LOWER([.E36])" office:value-type="string" office:string-value="ё">
            <text:p>ё</text:p>
          </table:table-cell>
          <table:table-cell table:formula="of:=IF([.G36]=[.E36];&quot;&quot;;&quot;diff&quot;)">
            <text:p/>
          </table:table-cell>
        </table:table-row>
        <table:table-row table:style-name="ro1">
          <table:table-cell/>
          <table:table-cell table:formula="of:=[.B36]+1" office:value-type="float" office:value="66">
            <text:p>66</text:p>
          </table:table-cell>
          <table:table-cell table:formula="of:=UNICHAR([.B37])" office:value-type="string" office:string-value="B">
            <text:p>B</text:p>
          </table:table-cell>
          <table:table-cell table:formula="of:=[.D36]+1" office:value-type="float" office:value="1106">
            <text:p>1106</text:p>
          </table:table-cell>
          <table:table-cell table:formula="of:=UNICHAR([.D37])" office:value-type="string" office:string-value="ђ">
            <text:p>ђ</text:p>
          </table:table-cell>
          <table:table-cell/>
          <table:table-cell table:formula="of:=LOWER([.E37])" office:value-type="string" office:string-value="ђ">
            <text:p>ђ</text:p>
          </table:table-cell>
          <table:table-cell table:formula="of:=IF([.G37]=[.E37];&quot;&quot;;&quot;diff&quot;)">
            <text:p/>
          </table:table-cell>
        </table:table-row>
        <table:table-row table:style-name="ro1">
          <table:table-cell/>
          <table:table-cell table:formula="of:=[.B37]+1" office:value-type="float" office:value="67">
            <text:p>67</text:p>
          </table:table-cell>
          <table:table-cell table:formula="of:=UNICHAR([.B38])" office:value-type="string" office:string-value="C">
            <text:p>C</text:p>
          </table:table-cell>
          <table:table-cell table:formula="of:=[.D37]+1" office:value-type="float" office:value="1107">
            <text:p>1107</text:p>
          </table:table-cell>
          <table:table-cell table:formula="of:=UNICHAR([.D38])" office:value-type="string" office:string-value="ѓ">
            <text:p>ѓ</text:p>
          </table:table-cell>
          <table:table-cell/>
          <table:table-cell table:formula="of:=LOWER([.E38])" office:value-type="string" office:string-value="ѓ">
            <text:p>ѓ</text:p>
          </table:table-cell>
          <table:table-cell table:formula="of:=IF([.G38]=[.E38];&quot;&quot;;&quot;diff&quot;)">
            <text:p/>
          </table:table-cell>
        </table:table-row>
        <table:table-row table:style-name="ro1">
          <table:table-cell/>
          <table:table-cell table:formula="of:=[.B38]+1" office:value-type="float" office:value="68">
            <text:p>68</text:p>
          </table:table-cell>
          <table:table-cell table:formula="of:=UNICHAR([.B39])" office:value-type="string" office:string-value="D">
            <text:p>D</text:p>
          </table:table-cell>
          <table:table-cell table:formula="of:=[.D38]+1" office:value-type="float" office:value="1108">
            <text:p>1108</text:p>
          </table:table-cell>
          <table:table-cell table:formula="of:=UNICHAR([.D39])" office:value-type="string" office:string-value="є">
            <text:p>є</text:p>
          </table:table-cell>
          <table:table-cell/>
          <table:table-cell table:formula="of:=LOWER([.E39])" office:value-type="string" office:string-value="є">
            <text:p>є</text:p>
          </table:table-cell>
          <table:table-cell table:formula="of:=IF([.G39]=[.E39];&quot;&quot;;&quot;diff&quot;)">
            <text:p/>
          </table:table-cell>
        </table:table-row>
        <table:table-row table:style-name="ro1">
          <table:table-cell/>
          <table:table-cell table:formula="of:=[.B39]+1" office:value-type="float" office:value="69">
            <text:p>69</text:p>
          </table:table-cell>
          <table:table-cell table:formula="of:=UNICHAR([.B40])" office:value-type="string" office:string-value="E">
            <text:p>E</text:p>
          </table:table-cell>
          <table:table-cell table:formula="of:=[.D39]+1" office:value-type="float" office:value="1109">
            <text:p>1109</text:p>
          </table:table-cell>
          <table:table-cell table:formula="of:=UNICHAR([.D40])" office:value-type="string" office:string-value="ѕ">
            <text:p>ѕ</text:p>
          </table:table-cell>
          <table:table-cell/>
          <table:table-cell table:formula="of:=LOWER([.E40])" office:value-type="string" office:string-value="ѕ">
            <text:p>ѕ</text:p>
          </table:table-cell>
          <table:table-cell table:formula="of:=IF([.G40]=[.E40];&quot;&quot;;&quot;diff&quot;)">
            <text:p/>
          </table:table-cell>
        </table:table-row>
        <table:table-row table:style-name="ro1">
          <table:table-cell/>
          <table:table-cell table:formula="of:=[.B40]+1" office:value-type="float" office:value="70">
            <text:p>70</text:p>
          </table:table-cell>
          <table:table-cell table:formula="of:=UNICHAR([.B41])" office:value-type="string" office:string-value="F">
            <text:p>F</text:p>
          </table:table-cell>
          <table:table-cell table:formula="of:=[.D40]+1" office:value-type="float" office:value="1110">
            <text:p>1110</text:p>
          </table:table-cell>
          <table:table-cell table:formula="of:=UNICHAR([.D41])" office:value-type="string" office:string-value="і">
            <text:p>і</text:p>
          </table:table-cell>
          <table:table-cell/>
          <table:table-cell table:formula="of:=LOWER([.E41])" office:value-type="string" office:string-value="і">
            <text:p>і</text:p>
          </table:table-cell>
          <table:table-cell table:formula="of:=IF([.G41]=[.E41];&quot;&quot;;&quot;diff&quot;)">
            <text:p/>
          </table:table-cell>
        </table:table-row>
        <table:table-row table:style-name="ro1">
          <table:table-cell/>
          <table:table-cell table:formula="of:=[.B41]+1" office:value-type="float" office:value="71">
            <text:p>71</text:p>
          </table:table-cell>
          <table:table-cell table:formula="of:=UNICHAR([.B42])" office:value-type="string" office:string-value="G">
            <text:p>G</text:p>
          </table:table-cell>
          <table:table-cell table:formula="of:=[.D41]+1" office:value-type="float" office:value="1111">
            <text:p>1111</text:p>
          </table:table-cell>
          <table:table-cell table:formula="of:=UNICHAR([.D42])" office:value-type="string" office:string-value="ї">
            <text:p>ї</text:p>
          </table:table-cell>
          <table:table-cell/>
          <table:table-cell table:formula="of:=LOWER([.E42])" office:value-type="string" office:string-value="ї">
            <text:p>ї</text:p>
          </table:table-cell>
          <table:table-cell table:formula="of:=IF([.G42]=[.E42];&quot;&quot;;&quot;diff&quot;)">
            <text:p/>
          </table:table-cell>
        </table:table-row>
        <table:table-row table:style-name="ro1">
          <table:table-cell/>
          <table:table-cell table:formula="of:=[.B42]+1" office:value-type="float" office:value="72">
            <text:p>72</text:p>
          </table:table-cell>
          <table:table-cell table:formula="of:=UNICHAR([.B43])" office:value-type="string" office:string-value="H">
            <text:p>H</text:p>
          </table:table-cell>
          <table:table-cell table:formula="of:=[.D42]+1" office:value-type="float" office:value="1112">
            <text:p>1112</text:p>
          </table:table-cell>
          <table:table-cell table:formula="of:=UNICHAR([.D43])" office:value-type="string" office:string-value="ј">
            <text:p>ј</text:p>
          </table:table-cell>
          <table:table-cell/>
          <table:table-cell table:formula="of:=LOWER([.E43])" office:value-type="string" office:string-value="ј">
            <text:p>ј</text:p>
          </table:table-cell>
          <table:table-cell table:formula="of:=IF([.G43]=[.E43];&quot;&quot;;&quot;diff&quot;)">
            <text:p/>
          </table:table-cell>
        </table:table-row>
        <table:table-row table:style-name="ro1">
          <table:table-cell/>
          <table:table-cell table:formula="of:=[.B43]+1" office:value-type="float" office:value="73">
            <text:p>73</text:p>
          </table:table-cell>
          <table:table-cell table:formula="of:=UNICHAR([.B44])" office:value-type="string" office:string-value="I">
            <text:p>I</text:p>
          </table:table-cell>
          <table:table-cell table:formula="of:=[.D43]+1" office:value-type="float" office:value="1113">
            <text:p>1113</text:p>
          </table:table-cell>
          <table:table-cell table:formula="of:=UNICHAR([.D44])" office:value-type="string" office:string-value="љ">
            <text:p>љ</text:p>
          </table:table-cell>
          <table:table-cell/>
          <table:table-cell table:formula="of:=LOWER([.E44])" office:value-type="string" office:string-value="љ">
            <text:p>љ</text:p>
          </table:table-cell>
          <table:table-cell table:formula="of:=IF([.G44]=[.E44];&quot;&quot;;&quot;diff&quot;)">
            <text:p/>
          </table:table-cell>
        </table:table-row>
        <table:table-row table:style-name="ro1">
          <table:table-cell/>
          <table:table-cell table:formula="of:=[.B44]+1" office:value-type="float" office:value="74">
            <text:p>74</text:p>
          </table:table-cell>
          <table:table-cell table:formula="of:=UNICHAR([.B45])" office:value-type="string" office:string-value="J">
            <text:p>J</text:p>
          </table:table-cell>
          <table:table-cell table:formula="of:=[.D44]+1" office:value-type="float" office:value="1114">
            <text:p>1114</text:p>
          </table:table-cell>
          <table:table-cell table:formula="of:=UNICHAR([.D45])" office:value-type="string" office:string-value="њ">
            <text:p>њ</text:p>
          </table:table-cell>
          <table:table-cell/>
          <table:table-cell table:formula="of:=LOWER([.E45])" office:value-type="string" office:string-value="њ">
            <text:p>њ</text:p>
          </table:table-cell>
          <table:table-cell table:formula="of:=IF([.G45]=[.E45];&quot;&quot;;&quot;diff&quot;)">
            <text:p/>
          </table:table-cell>
        </table:table-row>
        <table:table-row table:style-name="ro1">
          <table:table-cell/>
          <table:table-cell table:formula="of:=[.B45]+1" office:value-type="float" office:value="75">
            <text:p>75</text:p>
          </table:table-cell>
          <table:table-cell table:formula="of:=UNICHAR([.B46])" office:value-type="string" office:string-value="K">
            <text:p>K</text:p>
          </table:table-cell>
          <table:table-cell table:formula="of:=[.D45]+1" office:value-type="float" office:value="1115">
            <text:p>1115</text:p>
          </table:table-cell>
          <table:table-cell table:formula="of:=UNICHAR([.D46])" office:value-type="string" office:string-value="ћ">
            <text:p>ћ</text:p>
          </table:table-cell>
          <table:table-cell/>
          <table:table-cell table:formula="of:=LOWER([.E46])" office:value-type="string" office:string-value="ћ">
            <text:p>ћ</text:p>
          </table:table-cell>
          <table:table-cell table:formula="of:=IF([.G46]=[.E46];&quot;&quot;;&quot;diff&quot;)">
            <text:p/>
          </table:table-cell>
        </table:table-row>
        <table:table-row table:style-name="ro1">
          <table:table-cell/>
          <table:table-cell table:formula="of:=[.B46]+1" office:value-type="float" office:value="76">
            <text:p>76</text:p>
          </table:table-cell>
          <table:table-cell table:formula="of:=UNICHAR([.B47])" office:value-type="string" office:string-value="L">
            <text:p>L</text:p>
          </table:table-cell>
          <table:table-cell table:formula="of:=[.D46]+1" office:value-type="float" office:value="1116">
            <text:p>1116</text:p>
          </table:table-cell>
          <table:table-cell table:formula="of:=UNICHAR([.D47])" office:value-type="string" office:string-value="ќ">
            <text:p>ќ</text:p>
          </table:table-cell>
          <table:table-cell/>
          <table:table-cell table:formula="of:=LOWER([.E47])" office:value-type="string" office:string-value="ќ">
            <text:p>ќ</text:p>
          </table:table-cell>
          <table:table-cell table:formula="of:=IF([.G47]=[.E47];&quot;&quot;;&quot;diff&quot;)">
            <text:p/>
          </table:table-cell>
        </table:table-row>
        <table:table-row table:style-name="ro1">
          <table:table-cell/>
          <table:table-cell table:formula="of:=[.B47]+1" office:value-type="float" office:value="77">
            <text:p>77</text:p>
          </table:table-cell>
          <table:table-cell table:formula="of:=UNICHAR([.B48])" office:value-type="string" office:string-value="M">
            <text:p>M</text:p>
          </table:table-cell>
          <table:table-cell table:formula="of:=[.D47]+1" office:value-type="float" office:value="1117">
            <text:p>1117</text:p>
          </table:table-cell>
          <table:table-cell table:formula="of:=UNICHAR([.D48])" office:value-type="string" office:string-value="ѝ">
            <text:p>ѝ</text:p>
          </table:table-cell>
          <table:table-cell/>
          <table:table-cell table:formula="of:=LOWER([.E48])" office:value-type="string" office:string-value="ѝ">
            <text:p>ѝ</text:p>
          </table:table-cell>
          <table:table-cell table:formula="of:=IF([.G48]=[.E48];&quot;&quot;;&quot;diff&quot;)">
            <text:p/>
          </table:table-cell>
        </table:table-row>
        <table:table-row table:style-name="ro1">
          <table:table-cell/>
          <table:table-cell table:formula="of:=[.B48]+1" office:value-type="float" office:value="78">
            <text:p>78</text:p>
          </table:table-cell>
          <table:table-cell table:formula="of:=UNICHAR([.B49])" office:value-type="string" office:string-value="N">
            <text:p>N</text:p>
          </table:table-cell>
          <table:table-cell table:formula="of:=[.D48]+1" office:value-type="float" office:value="1118">
            <text:p>1118</text:p>
          </table:table-cell>
          <table:table-cell table:formula="of:=UNICHAR([.D49])" office:value-type="string" office:string-value="ў">
            <text:p>ў</text:p>
          </table:table-cell>
          <table:table-cell/>
          <table:table-cell table:formula="of:=LOWER([.E49])" office:value-type="string" office:string-value="ў">
            <text:p>ў</text:p>
          </table:table-cell>
          <table:table-cell table:formula="of:=IF([.G49]=[.E49];&quot;&quot;;&quot;diff&quot;)">
            <text:p/>
          </table:table-cell>
        </table:table-row>
        <table:table-row table:style-name="ro1">
          <table:table-cell/>
          <table:table-cell table:formula="of:=[.B49]+1" office:value-type="float" office:value="79">
            <text:p>79</text:p>
          </table:table-cell>
          <table:table-cell table:formula="of:=UNICHAR([.B50])" office:value-type="string" office:string-value="O">
            <text:p>O</text:p>
          </table:table-cell>
          <table:table-cell table:formula="of:=[.D49]+1" office:value-type="float" office:value="1119">
            <text:p>1119</text:p>
          </table:table-cell>
          <table:table-cell table:formula="of:=UNICHAR([.D50])" office:value-type="string" office:string-value="џ">
            <text:p>џ</text:p>
          </table:table-cell>
          <table:table-cell/>
          <table:table-cell table:formula="of:=LOWER([.E50])" office:value-type="string" office:string-value="џ">
            <text:p>џ</text:p>
          </table:table-cell>
          <table:table-cell table:formula="of:=IF([.G50]=[.E50];&quot;&quot;;&quot;diff&quot;)">
            <text:p/>
          </table:table-cell>
        </table:table-row>
        <table:table-row table:style-name="ro1">
          <table:table-cell/>
          <table:table-cell table:formula="of:=[.B50]+1" office:value-type="float" office:value="80">
            <text:p>80</text:p>
          </table:table-cell>
          <table:table-cell table:formula="of:=UNICHAR([.B51])" office:value-type="string" office:string-value="P">
            <text:p>P</text:p>
          </table:table-cell>
          <table:table-cell table:formula="of:=[.D50]+2" office:value-type="float" office:value="1121">
            <text:p>1121</text:p>
          </table:table-cell>
          <table:table-cell table:formula="of:=UNICHAR([.D51])" office:value-type="string" office:string-value="ѡ">
            <text:p>ѡ</text:p>
          </table:table-cell>
          <table:table-cell/>
          <table:table-cell table:formula="of:=LOWER([.E51])" office:value-type="string" office:string-value="ѡ">
            <text:p>ѡ</text:p>
          </table:table-cell>
          <table:table-cell table:formula="of:=IF([.G51]=[.E51];&quot;&quot;;&quot;diff&quot;)">
            <text:p/>
          </table:table-cell>
        </table:table-row>
        <table:table-row table:style-name="ro1">
          <table:table-cell/>
          <table:table-cell table:formula="of:=[.B51]+1" office:value-type="float" office:value="81">
            <text:p>81</text:p>
          </table:table-cell>
          <table:table-cell table:formula="of:=UNICHAR([.B52])" office:value-type="string" office:string-value="Q">
            <text:p>Q</text:p>
          </table:table-cell>
          <table:table-cell table:formula="of:=[.D51]+2" office:value-type="float" office:value="1123">
            <text:p>1123</text:p>
          </table:table-cell>
          <table:table-cell table:formula="of:=UNICHAR([.D52])" office:value-type="string" office:string-value="ѣ">
            <text:p>ѣ</text:p>
          </table:table-cell>
          <table:table-cell/>
          <table:table-cell table:formula="of:=LOWER([.E52])" office:value-type="string" office:string-value="ѣ">
            <text:p>ѣ</text:p>
          </table:table-cell>
          <table:table-cell table:formula="of:=IF([.G52]=[.E52];&quot;&quot;;&quot;diff&quot;)">
            <text:p/>
          </table:table-cell>
        </table:table-row>
        <table:table-row table:style-name="ro1">
          <table:table-cell/>
          <table:table-cell table:formula="of:=[.B52]+1" office:value-type="float" office:value="82">
            <text:p>82</text:p>
          </table:table-cell>
          <table:table-cell table:formula="of:=UNICHAR([.B53])" office:value-type="string" office:string-value="R">
            <text:p>R</text:p>
          </table:table-cell>
          <table:table-cell table:formula="of:=[.D52]+2" office:value-type="float" office:value="1125">
            <text:p>1125</text:p>
          </table:table-cell>
          <table:table-cell table:formula="of:=UNICHAR([.D53])" office:value-type="string" office:string-value="ѥ">
            <text:p>ѥ</text:p>
          </table:table-cell>
          <table:table-cell/>
          <table:table-cell table:formula="of:=LOWER([.E53])" office:value-type="string" office:string-value="ѥ">
            <text:p>ѥ</text:p>
          </table:table-cell>
          <table:table-cell table:formula="of:=IF([.G53]=[.E53];&quot;&quot;;&quot;diff&quot;)">
            <text:p/>
          </table:table-cell>
        </table:table-row>
        <table:table-row table:style-name="ro1">
          <table:table-cell/>
          <table:table-cell table:formula="of:=[.B53]+1" office:value-type="float" office:value="83">
            <text:p>83</text:p>
          </table:table-cell>
          <table:table-cell table:formula="of:=UNICHAR([.B54])" office:value-type="string" office:string-value="S">
            <text:p>S</text:p>
          </table:table-cell>
          <table:table-cell table:formula="of:=[.D53]+2" office:value-type="float" office:value="1127">
            <text:p>1127</text:p>
          </table:table-cell>
          <table:table-cell table:formula="of:=UNICHAR([.D54])" office:value-type="string" office:string-value="ѧ">
            <text:p>ѧ</text:p>
          </table:table-cell>
          <table:table-cell/>
          <table:table-cell table:formula="of:=LOWER([.E54])" office:value-type="string" office:string-value="ѧ">
            <text:p>ѧ</text:p>
          </table:table-cell>
          <table:table-cell table:formula="of:=IF([.G54]=[.E54];&quot;&quot;;&quot;diff&quot;)">
            <text:p/>
          </table:table-cell>
        </table:table-row>
        <table:table-row table:style-name="ro1">
          <table:table-cell/>
          <table:table-cell table:formula="of:=[.B54]+1" office:value-type="float" office:value="84">
            <text:p>84</text:p>
          </table:table-cell>
          <table:table-cell table:formula="of:=UNICHAR([.B55])" office:value-type="string" office:string-value="T">
            <text:p>T</text:p>
          </table:table-cell>
          <table:table-cell table:formula="of:=[.D54]+2" office:value-type="float" office:value="1129">
            <text:p>1129</text:p>
          </table:table-cell>
          <table:table-cell table:formula="of:=UNICHAR([.D55])" office:value-type="string" office:string-value="ѩ">
            <text:p>ѩ</text:p>
          </table:table-cell>
          <table:table-cell/>
          <table:table-cell table:formula="of:=LOWER([.E55])" office:value-type="string" office:string-value="ѩ">
            <text:p>ѩ</text:p>
          </table:table-cell>
          <table:table-cell table:formula="of:=IF([.G55]=[.E55];&quot;&quot;;&quot;diff&quot;)">
            <text:p/>
          </table:table-cell>
        </table:table-row>
        <table:table-row table:style-name="ro1">
          <table:table-cell/>
          <table:table-cell table:formula="of:=[.B55]+1" office:value-type="float" office:value="85">
            <text:p>85</text:p>
          </table:table-cell>
          <table:table-cell table:formula="of:=UNICHAR([.B56])" office:value-type="string" office:string-value="U">
            <text:p>U</text:p>
          </table:table-cell>
          <table:table-cell table:formula="of:=[.D55]+2" office:value-type="float" office:value="1131">
            <text:p>1131</text:p>
          </table:table-cell>
          <table:table-cell table:formula="of:=UNICHAR([.D56])" office:value-type="string" office:string-value="ѫ">
            <text:p>ѫ</text:p>
          </table:table-cell>
          <table:table-cell/>
          <table:table-cell table:formula="of:=LOWER([.E56])" office:value-type="string" office:string-value="ѫ">
            <text:p>ѫ</text:p>
          </table:table-cell>
          <table:table-cell table:formula="of:=IF([.G56]=[.E56];&quot;&quot;;&quot;diff&quot;)">
            <text:p/>
          </table:table-cell>
        </table:table-row>
        <table:table-row table:style-name="ro1">
          <table:table-cell/>
          <table:table-cell table:formula="of:=[.B56]+1" office:value-type="float" office:value="86">
            <text:p>86</text:p>
          </table:table-cell>
          <table:table-cell table:formula="of:=UNICHAR([.B57])" office:value-type="string" office:string-value="V">
            <text:p>V</text:p>
          </table:table-cell>
          <table:table-cell table:formula="of:=[.D56]+2" office:value-type="float" office:value="1133">
            <text:p>1133</text:p>
          </table:table-cell>
          <table:table-cell table:formula="of:=UNICHAR([.D57])" office:value-type="string" office:string-value="ѭ">
            <text:p>ѭ</text:p>
          </table:table-cell>
          <table:table-cell/>
          <table:table-cell table:formula="of:=LOWER([.E57])" office:value-type="string" office:string-value="ѭ">
            <text:p>ѭ</text:p>
          </table:table-cell>
          <table:table-cell table:formula="of:=IF([.G57]=[.E57];&quot;&quot;;&quot;diff&quot;)">
            <text:p/>
          </table:table-cell>
        </table:table-row>
        <table:table-row table:style-name="ro1">
          <table:table-cell/>
          <table:table-cell table:formula="of:=[.B57]+1" office:value-type="float" office:value="87">
            <text:p>87</text:p>
          </table:table-cell>
          <table:table-cell table:formula="of:=UNICHAR([.B58])" office:value-type="string" office:string-value="W">
            <text:p>W</text:p>
          </table:table-cell>
          <table:table-cell table:formula="of:=[.D57]+2" office:value-type="float" office:value="1135">
            <text:p>1135</text:p>
          </table:table-cell>
          <table:table-cell table:formula="of:=UNICHAR([.D58])" office:value-type="string" office:string-value="ѯ">
            <text:p>ѯ</text:p>
          </table:table-cell>
          <table:table-cell/>
          <table:table-cell table:formula="of:=LOWER([.E58])" office:value-type="string" office:string-value="ѯ">
            <text:p>ѯ</text:p>
          </table:table-cell>
          <table:table-cell table:formula="of:=IF([.G58]=[.E58];&quot;&quot;;&quot;diff&quot;)">
            <text:p/>
          </table:table-cell>
        </table:table-row>
        <table:table-row table:style-name="ro1">
          <table:table-cell/>
          <table:table-cell table:formula="of:=[.B58]+1" office:value-type="float" office:value="88">
            <text:p>88</text:p>
          </table:table-cell>
          <table:table-cell table:formula="of:=UNICHAR([.B59])" office:value-type="string" office:string-value="X">
            <text:p>X</text:p>
          </table:table-cell>
          <table:table-cell table:formula="of:=[.D58]+2" office:value-type="float" office:value="1137">
            <text:p>1137</text:p>
          </table:table-cell>
          <table:table-cell table:formula="of:=UNICHAR([.D59])" office:value-type="string" office:string-value="ѱ">
            <text:p>ѱ</text:p>
          </table:table-cell>
          <table:table-cell/>
          <table:table-cell table:formula="of:=LOWER([.E59])" office:value-type="string" office:string-value="ѱ">
            <text:p>ѱ</text:p>
          </table:table-cell>
          <table:table-cell table:formula="of:=IF([.G59]=[.E59];&quot;&quot;;&quot;diff&quot;)">
            <text:p/>
          </table:table-cell>
        </table:table-row>
        <table:table-row table:style-name="ro1">
          <table:table-cell/>
          <table:table-cell table:formula="of:=[.B59]+1" office:value-type="float" office:value="89">
            <text:p>89</text:p>
          </table:table-cell>
          <table:table-cell table:formula="of:=UNICHAR([.B60])" office:value-type="string" office:string-value="Y">
            <text:p>Y</text:p>
          </table:table-cell>
          <table:table-cell table:formula="of:=[.D59]+2" office:value-type="float" office:value="1139">
            <text:p>1139</text:p>
          </table:table-cell>
          <table:table-cell table:formula="of:=UNICHAR([.D60])" office:value-type="string" office:string-value="ѳ">
            <text:p>ѳ</text:p>
          </table:table-cell>
          <table:table-cell/>
          <table:table-cell table:formula="of:=LOWER([.E60])" office:value-type="string" office:string-value="ѳ">
            <text:p>ѳ</text:p>
          </table:table-cell>
          <table:table-cell table:formula="of:=IF([.G60]=[.E60];&quot;&quot;;&quot;diff&quot;)">
            <text:p/>
          </table:table-cell>
        </table:table-row>
        <table:table-row table:style-name="ro1">
          <table:table-cell/>
          <table:table-cell table:formula="of:=[.B60]+1" office:value-type="float" office:value="90">
            <text:p>90</text:p>
          </table:table-cell>
          <table:table-cell table:formula="of:=UNICHAR([.B61])" office:value-type="string" office:string-value="Z">
            <text:p>Z</text:p>
          </table:table-cell>
          <table:table-cell table:formula="of:=[.D60]+2" office:value-type="float" office:value="1141">
            <text:p>1141</text:p>
          </table:table-cell>
          <table:table-cell table:formula="of:=UNICHAR([.D61])" office:value-type="string" office:string-value="ѵ">
            <text:p>ѵ</text:p>
          </table:table-cell>
          <table:table-cell/>
          <table:table-cell table:formula="of:=LOWER([.E61])" office:value-type="string" office:string-value="ѵ">
            <text:p>ѵ</text:p>
          </table:table-cell>
          <table:table-cell table:formula="of:=IF([.G61]=[.E61];&quot;&quot;;&quot;diff&quot;)">
            <text:p/>
          </table:table-cell>
        </table:table-row>
        <table:table-row table:style-name="ro1">
          <table:table-cell/>
          <table:table-cell table:formula="of:=[.B61]+1" office:value-type="float" office:value="91">
            <text:p>91</text:p>
          </table:table-cell>
          <table:table-cell table:formula="of:=UNICHAR([.B62])" office:value-type="string" office:string-value="[">
            <text:p>[</text:p>
          </table:table-cell>
          <table:table-cell table:formula="of:=[.D61]+2" office:value-type="float" office:value="1143">
            <text:p>1143</text:p>
          </table:table-cell>
          <table:table-cell table:formula="of:=UNICHAR([.D62])" office:value-type="string" office:string-value="ѷ">
            <text:p>ѷ</text:p>
          </table:table-cell>
          <table:table-cell/>
          <table:table-cell table:formula="of:=LOWER([.E62])" office:value-type="string" office:string-value="ѷ">
            <text:p>ѷ</text:p>
          </table:table-cell>
          <table:table-cell table:formula="of:=IF([.G62]=[.E62];&quot;&quot;;&quot;diff&quot;)">
            <text:p/>
          </table:table-cell>
        </table:table-row>
        <table:table-row table:style-name="ro1">
          <table:table-cell/>
          <table:table-cell table:formula="of:=[.B62]+1" office:value-type="float" office:value="92">
            <text:p>92</text:p>
          </table:table-cell>
          <table:table-cell table:formula="of:=UNICHAR([.B63])" office:value-type="string" office:string-value="\">
            <text:p>\</text:p>
          </table:table-cell>
          <table:table-cell table:formula="of:=[.D62]+2" office:value-type="float" office:value="1145">
            <text:p>1145</text:p>
          </table:table-cell>
          <table:table-cell table:formula="of:=UNICHAR([.D63])" office:value-type="string" office:string-value="ѹ">
            <text:p>ѹ</text:p>
          </table:table-cell>
          <table:table-cell/>
          <table:table-cell table:formula="of:=LOWER([.E63])" office:value-type="string" office:string-value="ѹ">
            <text:p>ѹ</text:p>
          </table:table-cell>
          <table:table-cell table:formula="of:=IF([.G63]=[.E63];&quot;&quot;;&quot;diff&quot;)">
            <text:p/>
          </table:table-cell>
        </table:table-row>
        <table:table-row table:style-name="ro1">
          <table:table-cell/>
          <table:table-cell table:formula="of:=[.B63]+1" office:value-type="float" office:value="93">
            <text:p>93</text:p>
          </table:table-cell>
          <table:table-cell table:formula="of:=UNICHAR([.B64])" office:value-type="string" office:string-value="]">
            <text:p>]</text:p>
          </table:table-cell>
          <table:table-cell table:formula="of:=[.D63]+2" office:value-type="float" office:value="1147">
            <text:p>1147</text:p>
          </table:table-cell>
          <table:table-cell table:formula="of:=UNICHAR([.D64])" office:value-type="string" office:string-value="ѻ">
            <text:p>ѻ</text:p>
          </table:table-cell>
          <table:table-cell/>
          <table:table-cell table:formula="of:=LOWER([.E64])" office:value-type="string" office:string-value="ѻ">
            <text:p>ѻ</text:p>
          </table:table-cell>
          <table:table-cell table:formula="of:=IF([.G64]=[.E64];&quot;&quot;;&quot;diff&quot;)">
            <text:p/>
          </table:table-cell>
        </table:table-row>
        <table:table-row table:style-name="ro1">
          <table:table-cell/>
          <table:table-cell table:formula="of:=[.B64]+1" office:value-type="float" office:value="94">
            <text:p>94</text:p>
          </table:table-cell>
          <table:table-cell table:formula="of:=UNICHAR([.B65])" office:value-type="string" office:string-value="^">
            <text:p>^</text:p>
          </table:table-cell>
          <table:table-cell table:formula="of:=[.D64]+2" office:value-type="float" office:value="1149">
            <text:p>1149</text:p>
          </table:table-cell>
          <table:table-cell table:formula="of:=UNICHAR([.D65])" office:value-type="string" office:string-value="ѽ">
            <text:p>ѽ</text:p>
          </table:table-cell>
          <table:table-cell/>
          <table:table-cell table:formula="of:=LOWER([.E65])" office:value-type="string" office:string-value="ѽ">
            <text:p>ѽ</text:p>
          </table:table-cell>
          <table:table-cell table:formula="of:=IF([.G65]=[.E65];&quot;&quot;;&quot;diff&quot;)">
            <text:p/>
          </table:table-cell>
        </table:table-row>
        <table:table-row table:style-name="ro1">
          <table:table-cell/>
          <table:table-cell table:formula="of:=[.B65]+1" office:value-type="float" office:value="95">
            <text:p>95</text:p>
          </table:table-cell>
          <table:table-cell table:formula="of:=UNICHAR([.B66])" office:value-type="string" office:string-value="_">
            <text:p>_</text:p>
          </table:table-cell>
          <table:table-cell table:formula="of:=[.D65]+2" office:value-type="float" office:value="1151">
            <text:p>1151</text:p>
          </table:table-cell>
          <table:table-cell table:formula="of:=UNICHAR([.D66])" office:value-type="string" office:string-value="ѿ">
            <text:p>ѿ</text:p>
          </table:table-cell>
          <table:table-cell/>
          <table:table-cell table:formula="of:=LOWER([.E66])" office:value-type="string" office:string-value="ѿ">
            <text:p>ѿ</text:p>
          </table:table-cell>
          <table:table-cell table:formula="of:=IF([.G66]=[.E66];&quot;&quot;;&quot;diff&quot;)">
            <text:p/>
          </table:table-cell>
        </table:table-row>
        <table:table-row table:style-name="ro1">
          <table:table-cell/>
          <table:table-cell table:formula="of:=[.B66]+1" office:value-type="float" office:value="96">
            <text:p>96</text:p>
          </table:table-cell>
          <table:table-cell table:formula="of:=UNICHAR([.B67])" office:value-type="string" office:string-value="`">
            <text:p>`</text:p>
          </table:table-cell>
          <table:table-cell table:formula="of:=[.D66]+2" office:value-type="float" office:value="1153">
            <text:p>1153</text:p>
          </table:table-cell>
          <table:table-cell table:formula="of:=UNICHAR([.D67])" office:value-type="string" office:string-value="ҁ">
            <text:p>ҁ</text:p>
          </table:table-cell>
          <table:table-cell/>
          <table:table-cell table:formula="of:=LOWER([.E67])" office:value-type="string" office:string-value="ҁ">
            <text:p>ҁ</text:p>
          </table:table-cell>
          <table:table-cell table:formula="of:=IF([.G67]=[.E67];&quot;&quot;;&quot;diff&quot;)">
            <text:p/>
          </table:table-cell>
        </table:table-row>
        <table:table-row table:style-name="ro1">
          <table:table-cell/>
          <table:table-cell table:formula="of:=[.B67]+1" office:value-type="float" office:value="97">
            <text:p>97</text:p>
          </table:table-cell>
          <table:table-cell table:formula="of:=UNICHAR([.B68])" office:value-type="string" office:string-value="a">
            <text:p>a</text:p>
          </table:table-cell>
          <table:table-cell office:value-type="float" office:value="1163">
            <text:p>1163</text:p>
          </table:table-cell>
          <table:table-cell table:formula="of:=UNICHAR([.D68])" office:value-type="string" office:string-value="ҋ">
            <text:p>ҋ</text:p>
          </table:table-cell>
          <table:table-cell/>
          <table:table-cell table:formula="of:=LOWER([.E68])" office:value-type="string" office:string-value="ҋ">
            <text:p>ҋ</text:p>
          </table:table-cell>
          <table:table-cell table:formula="of:=IF([.G68]=[.E68];&quot;&quot;;&quot;diff&quot;)">
            <text:p/>
          </table:table-cell>
        </table:table-row>
        <table:table-row table:style-name="ro1">
          <table:table-cell/>
          <table:table-cell table:formula="of:=[.B68]+1" office:value-type="float" office:value="98">
            <text:p>98</text:p>
          </table:table-cell>
          <table:table-cell table:formula="of:=UNICHAR([.B69])" office:value-type="string" office:string-value="b">
            <text:p>b</text:p>
          </table:table-cell>
          <table:table-cell table:formula="of:=[.D68]+2" office:value-type="float" office:value="1165">
            <text:p>1165</text:p>
          </table:table-cell>
          <table:table-cell table:formula="of:=UNICHAR([.D69])" office:value-type="string" office:string-value="ҍ">
            <text:p>ҍ</text:p>
          </table:table-cell>
          <table:table-cell/>
          <table:table-cell table:formula="of:=LOWER([.E69])" office:value-type="string" office:string-value="ҍ">
            <text:p>ҍ</text:p>
          </table:table-cell>
          <table:table-cell table:formula="of:=IF([.G69]=[.E69];&quot;&quot;;&quot;diff&quot;)">
            <text:p/>
          </table:table-cell>
        </table:table-row>
        <table:table-row table:style-name="ro1">
          <table:table-cell/>
          <table:table-cell table:formula="of:=[.B69]+1" office:value-type="float" office:value="99">
            <text:p>99</text:p>
          </table:table-cell>
          <table:table-cell table:formula="of:=UNICHAR([.B70])" office:value-type="string" office:string-value="c">
            <text:p>c</text:p>
          </table:table-cell>
          <table:table-cell table:formula="of:=[.D69]+2" office:value-type="float" office:value="1167">
            <text:p>1167</text:p>
          </table:table-cell>
          <table:table-cell table:formula="of:=UNICHAR([.D70])" office:value-type="string" office:string-value="ҏ">
            <text:p>ҏ</text:p>
          </table:table-cell>
          <table:table-cell/>
          <table:table-cell table:formula="of:=LOWER([.E70])" office:value-type="string" office:string-value="ҏ">
            <text:p>ҏ</text:p>
          </table:table-cell>
          <table:table-cell table:formula="of:=IF([.G70]=[.E70];&quot;&quot;;&quot;diff&quot;)">
            <text:p/>
          </table:table-cell>
        </table:table-row>
        <table:table-row table:style-name="ro1">
          <table:table-cell/>
          <table:table-cell table:formula="of:=[.B70]+1" office:value-type="float" office:value="100">
            <text:p>100</text:p>
          </table:table-cell>
          <table:table-cell table:formula="of:=UNICHAR([.B71])" office:value-type="string" office:string-value="d">
            <text:p>d</text:p>
          </table:table-cell>
          <table:table-cell table:formula="of:=[.D70]+2" office:value-type="float" office:value="1169">
            <text:p>1169</text:p>
          </table:table-cell>
          <table:table-cell table:formula="of:=UNICHAR([.D71])" office:value-type="string" office:string-value="ґ">
            <text:p>ґ</text:p>
          </table:table-cell>
          <table:table-cell/>
          <table:table-cell table:formula="of:=LOWER([.E71])" office:value-type="string" office:string-value="ґ">
            <text:p>ґ</text:p>
          </table:table-cell>
          <table:table-cell table:formula="of:=IF([.G71]=[.E71];&quot;&quot;;&quot;diff&quot;)">
            <text:p/>
          </table:table-cell>
        </table:table-row>
        <table:table-row table:style-name="ro1">
          <table:table-cell/>
          <table:table-cell table:formula="of:=[.B71]+1" office:value-type="float" office:value="101">
            <text:p>101</text:p>
          </table:table-cell>
          <table:table-cell table:formula="of:=UNICHAR([.B72])" office:value-type="string" office:string-value="e">
            <text:p>e</text:p>
          </table:table-cell>
          <table:table-cell table:formula="of:=[.D71]+2" office:value-type="float" office:value="1171">
            <text:p>1171</text:p>
          </table:table-cell>
          <table:table-cell table:formula="of:=UNICHAR([.D72])" office:value-type="string" office:string-value="ғ">
            <text:p>ғ</text:p>
          </table:table-cell>
          <table:table-cell/>
          <table:table-cell table:formula="of:=LOWER([.E72])" office:value-type="string" office:string-value="ғ">
            <text:p>ғ</text:p>
          </table:table-cell>
          <table:table-cell table:formula="of:=IF([.G72]=[.E72];&quot;&quot;;&quot;diff&quot;)">
            <text:p/>
          </table:table-cell>
        </table:table-row>
        <table:table-row table:style-name="ro1">
          <table:table-cell/>
          <table:table-cell table:formula="of:=[.B72]+1" office:value-type="float" office:value="102">
            <text:p>102</text:p>
          </table:table-cell>
          <table:table-cell table:formula="of:=UNICHAR([.B73])" office:value-type="string" office:string-value="f">
            <text:p>f</text:p>
          </table:table-cell>
          <table:table-cell table:formula="of:=[.D72]+2" office:value-type="float" office:value="1173">
            <text:p>1173</text:p>
          </table:table-cell>
          <table:table-cell table:formula="of:=UNICHAR([.D73])" office:value-type="string" office:string-value="ҕ">
            <text:p>ҕ</text:p>
          </table:table-cell>
          <table:table-cell/>
          <table:table-cell table:formula="of:=LOWER([.E73])" office:value-type="string" office:string-value="ҕ">
            <text:p>ҕ</text:p>
          </table:table-cell>
          <table:table-cell table:formula="of:=IF([.G73]=[.E73];&quot;&quot;;&quot;diff&quot;)">
            <text:p/>
          </table:table-cell>
        </table:table-row>
        <table:table-row table:style-name="ro1">
          <table:table-cell/>
          <table:table-cell table:formula="of:=[.B73]+1" office:value-type="float" office:value="103">
            <text:p>103</text:p>
          </table:table-cell>
          <table:table-cell table:formula="of:=UNICHAR([.B74])" office:value-type="string" office:string-value="g">
            <text:p>g</text:p>
          </table:table-cell>
          <table:table-cell table:formula="of:=[.D73]+2" office:value-type="float" office:value="1175">
            <text:p>1175</text:p>
          </table:table-cell>
          <table:table-cell table:formula="of:=UNICHAR([.D74])" office:value-type="string" office:string-value="җ">
            <text:p>җ</text:p>
          </table:table-cell>
          <table:table-cell/>
          <table:table-cell table:formula="of:=LOWER([.E74])" office:value-type="string" office:string-value="җ">
            <text:p>җ</text:p>
          </table:table-cell>
          <table:table-cell table:formula="of:=IF([.G74]=[.E74];&quot;&quot;;&quot;diff&quot;)">
            <text:p/>
          </table:table-cell>
        </table:table-row>
        <table:table-row table:style-name="ro1">
          <table:table-cell/>
          <table:table-cell table:formula="of:=[.B74]+1" office:value-type="float" office:value="104">
            <text:p>104</text:p>
          </table:table-cell>
          <table:table-cell table:formula="of:=UNICHAR([.B75])" office:value-type="string" office:string-value="h">
            <text:p>h</text:p>
          </table:table-cell>
          <table:table-cell table:formula="of:=[.D74]+2" office:value-type="float" office:value="1177">
            <text:p>1177</text:p>
          </table:table-cell>
          <table:table-cell table:formula="of:=UNICHAR([.D75])" office:value-type="string" office:string-value="ҙ">
            <text:p>ҙ</text:p>
          </table:table-cell>
          <table:table-cell/>
          <table:table-cell table:formula="of:=LOWER([.E75])" office:value-type="string" office:string-value="ҙ">
            <text:p>ҙ</text:p>
          </table:table-cell>
          <table:table-cell table:formula="of:=IF([.G75]=[.E75];&quot;&quot;;&quot;diff&quot;)">
            <text:p/>
          </table:table-cell>
        </table:table-row>
        <table:table-row table:style-name="ro1">
          <table:table-cell/>
          <table:table-cell table:formula="of:=[.B75]+1" office:value-type="float" office:value="105">
            <text:p>105</text:p>
          </table:table-cell>
          <table:table-cell table:formula="of:=UNICHAR([.B76])" office:value-type="string" office:string-value="i">
            <text:p>i</text:p>
          </table:table-cell>
          <table:table-cell table:formula="of:=[.D75]+2" office:value-type="float" office:value="1179">
            <text:p>1179</text:p>
          </table:table-cell>
          <table:table-cell table:formula="of:=UNICHAR([.D76])" office:value-type="string" office:string-value="қ">
            <text:p>қ</text:p>
          </table:table-cell>
          <table:table-cell/>
          <table:table-cell table:formula="of:=LOWER([.E76])" office:value-type="string" office:string-value="қ">
            <text:p>қ</text:p>
          </table:table-cell>
          <table:table-cell table:formula="of:=IF([.G76]=[.E76];&quot;&quot;;&quot;diff&quot;)">
            <text:p/>
          </table:table-cell>
        </table:table-row>
        <table:table-row table:style-name="ro1">
          <table:table-cell/>
          <table:table-cell table:formula="of:=[.B76]+1" office:value-type="float" office:value="106">
            <text:p>106</text:p>
          </table:table-cell>
          <table:table-cell table:formula="of:=UNICHAR([.B77])" office:value-type="string" office:string-value="j">
            <text:p>j</text:p>
          </table:table-cell>
          <table:table-cell table:formula="of:=[.D76]+2" office:value-type="float" office:value="1181">
            <text:p>1181</text:p>
          </table:table-cell>
          <table:table-cell table:formula="of:=UNICHAR([.D77])" office:value-type="string" office:string-value="ҝ">
            <text:p>ҝ</text:p>
          </table:table-cell>
          <table:table-cell/>
          <table:table-cell table:formula="of:=LOWER([.E77])" office:value-type="string" office:string-value="ҝ">
            <text:p>ҝ</text:p>
          </table:table-cell>
          <table:table-cell table:formula="of:=IF([.G77]=[.E77];&quot;&quot;;&quot;diff&quot;)">
            <text:p/>
          </table:table-cell>
        </table:table-row>
        <table:table-row table:style-name="ro1">
          <table:table-cell/>
          <table:table-cell table:formula="of:=[.B77]+1" office:value-type="float" office:value="107">
            <text:p>107</text:p>
          </table:table-cell>
          <table:table-cell table:formula="of:=UNICHAR([.B78])" office:value-type="string" office:string-value="k">
            <text:p>k</text:p>
          </table:table-cell>
          <table:table-cell table:formula="of:=[.D77]+2" office:value-type="float" office:value="1183">
            <text:p>1183</text:p>
          </table:table-cell>
          <table:table-cell table:formula="of:=UNICHAR([.D78])" office:value-type="string" office:string-value="ҟ">
            <text:p>ҟ</text:p>
          </table:table-cell>
          <table:table-cell/>
          <table:table-cell table:formula="of:=LOWER([.E78])" office:value-type="string" office:string-value="ҟ">
            <text:p>ҟ</text:p>
          </table:table-cell>
          <table:table-cell table:formula="of:=IF([.G78]=[.E78];&quot;&quot;;&quot;diff&quot;)">
            <text:p/>
          </table:table-cell>
        </table:table-row>
        <table:table-row table:style-name="ro1">
          <table:table-cell/>
          <table:table-cell table:formula="of:=[.B78]+1" office:value-type="float" office:value="108">
            <text:p>108</text:p>
          </table:table-cell>
          <table:table-cell table:formula="of:=UNICHAR([.B79])" office:value-type="string" office:string-value="l">
            <text:p>l</text:p>
          </table:table-cell>
          <table:table-cell table:formula="of:=[.D78]+2" office:value-type="float" office:value="1185">
            <text:p>1185</text:p>
          </table:table-cell>
          <table:table-cell table:formula="of:=UNICHAR([.D79])" office:value-type="string" office:string-value="ҡ">
            <text:p>ҡ</text:p>
          </table:table-cell>
          <table:table-cell/>
          <table:table-cell table:formula="of:=LOWER([.E79])" office:value-type="string" office:string-value="ҡ">
            <text:p>ҡ</text:p>
          </table:table-cell>
          <table:table-cell table:formula="of:=IF([.G79]=[.E79];&quot;&quot;;&quot;diff&quot;)">
            <text:p/>
          </table:table-cell>
        </table:table-row>
        <table:table-row table:style-name="ro1">
          <table:table-cell/>
          <table:table-cell table:formula="of:=[.B79]+1" office:value-type="float" office:value="109">
            <text:p>109</text:p>
          </table:table-cell>
          <table:table-cell table:formula="of:=UNICHAR([.B80])" office:value-type="string" office:string-value="m">
            <text:p>m</text:p>
          </table:table-cell>
          <table:table-cell table:formula="of:=[.D79]+2" office:value-type="float" office:value="1187">
            <text:p>1187</text:p>
          </table:table-cell>
          <table:table-cell table:formula="of:=UNICHAR([.D80])" office:value-type="string" office:string-value="ң">
            <text:p>ң</text:p>
          </table:table-cell>
          <table:table-cell/>
          <table:table-cell table:formula="of:=LOWER([.E80])" office:value-type="string" office:string-value="ң">
            <text:p>ң</text:p>
          </table:table-cell>
          <table:table-cell table:formula="of:=IF([.G80]=[.E80];&quot;&quot;;&quot;diff&quot;)">
            <text:p/>
          </table:table-cell>
        </table:table-row>
        <table:table-row table:style-name="ro1">
          <table:table-cell/>
          <table:table-cell table:formula="of:=[.B80]+1" office:value-type="float" office:value="110">
            <text:p>110</text:p>
          </table:table-cell>
          <table:table-cell table:formula="of:=UNICHAR([.B81])" office:value-type="string" office:string-value="n">
            <text:p>n</text:p>
          </table:table-cell>
          <table:table-cell table:formula="of:=[.D80]+2" office:value-type="float" office:value="1189">
            <text:p>1189</text:p>
          </table:table-cell>
          <table:table-cell table:formula="of:=UNICHAR([.D81])" office:value-type="string" office:string-value="ҥ">
            <text:p>ҥ</text:p>
          </table:table-cell>
          <table:table-cell/>
          <table:table-cell table:formula="of:=LOWER([.E81])" office:value-type="string" office:string-value="ҥ">
            <text:p>ҥ</text:p>
          </table:table-cell>
          <table:table-cell table:formula="of:=IF([.G81]=[.E81];&quot;&quot;;&quot;diff&quot;)">
            <text:p/>
          </table:table-cell>
        </table:table-row>
        <table:table-row table:style-name="ro1">
          <table:table-cell/>
          <table:table-cell table:formula="of:=[.B81]+1" office:value-type="float" office:value="111">
            <text:p>111</text:p>
          </table:table-cell>
          <table:table-cell table:formula="of:=UNICHAR([.B82])" office:value-type="string" office:string-value="o">
            <text:p>o</text:p>
          </table:table-cell>
          <table:table-cell table:formula="of:=[.D81]+2" office:value-type="float" office:value="1191">
            <text:p>1191</text:p>
          </table:table-cell>
          <table:table-cell table:formula="of:=UNICHAR([.D82])" office:value-type="string" office:string-value="ҧ">
            <text:p>ҧ</text:p>
          </table:table-cell>
          <table:table-cell/>
          <table:table-cell table:formula="of:=LOWER([.E82])" office:value-type="string" office:string-value="ҧ">
            <text:p>ҧ</text:p>
          </table:table-cell>
          <table:table-cell table:formula="of:=IF([.G82]=[.E82];&quot;&quot;;&quot;diff&quot;)">
            <text:p/>
          </table:table-cell>
        </table:table-row>
        <table:table-row table:style-name="ro1">
          <table:table-cell/>
          <table:table-cell table:formula="of:=[.B82]+1" office:value-type="float" office:value="112">
            <text:p>112</text:p>
          </table:table-cell>
          <table:table-cell table:formula="of:=UNICHAR([.B83])" office:value-type="string" office:string-value="p">
            <text:p>p</text:p>
          </table:table-cell>
          <table:table-cell table:formula="of:=[.D82]+2" office:value-type="float" office:value="1193">
            <text:p>1193</text:p>
          </table:table-cell>
          <table:table-cell table:formula="of:=UNICHAR([.D83])" office:value-type="string" office:string-value="ҩ">
            <text:p>ҩ</text:p>
          </table:table-cell>
          <table:table-cell/>
          <table:table-cell table:formula="of:=LOWER([.E83])" office:value-type="string" office:string-value="ҩ">
            <text:p>ҩ</text:p>
          </table:table-cell>
          <table:table-cell table:formula="of:=IF([.G83]=[.E83];&quot;&quot;;&quot;diff&quot;)">
            <text:p/>
          </table:table-cell>
        </table:table-row>
        <table:table-row table:style-name="ro1">
          <table:table-cell/>
          <table:table-cell table:formula="of:=[.B83]+1" office:value-type="float" office:value="113">
            <text:p>113</text:p>
          </table:table-cell>
          <table:table-cell table:formula="of:=UNICHAR([.B84])" office:value-type="string" office:string-value="q">
            <text:p>q</text:p>
          </table:table-cell>
          <table:table-cell table:formula="of:=[.D83]+2" office:value-type="float" office:value="1195">
            <text:p>1195</text:p>
          </table:table-cell>
          <table:table-cell table:formula="of:=UNICHAR([.D84])" office:value-type="string" office:string-value="ҫ">
            <text:p>ҫ</text:p>
          </table:table-cell>
          <table:table-cell/>
          <table:table-cell table:formula="of:=LOWER([.E84])" office:value-type="string" office:string-value="ҫ">
            <text:p>ҫ</text:p>
          </table:table-cell>
          <table:table-cell table:formula="of:=IF([.G84]=[.E84];&quot;&quot;;&quot;diff&quot;)">
            <text:p/>
          </table:table-cell>
        </table:table-row>
        <table:table-row table:style-name="ro1">
          <table:table-cell/>
          <table:table-cell table:formula="of:=[.B84]+1" office:value-type="float" office:value="114">
            <text:p>114</text:p>
          </table:table-cell>
          <table:table-cell table:formula="of:=UNICHAR([.B85])" office:value-type="string" office:string-value="r">
            <text:p>r</text:p>
          </table:table-cell>
          <table:table-cell table:formula="of:=[.D84]+2" office:value-type="float" office:value="1197">
            <text:p>1197</text:p>
          </table:table-cell>
          <table:table-cell table:formula="of:=UNICHAR([.D85])" office:value-type="string" office:string-value="ҭ">
            <text:p>ҭ</text:p>
          </table:table-cell>
          <table:table-cell/>
          <table:table-cell table:formula="of:=LOWER([.E85])" office:value-type="string" office:string-value="ҭ">
            <text:p>ҭ</text:p>
          </table:table-cell>
          <table:table-cell table:formula="of:=IF([.G85]=[.E85];&quot;&quot;;&quot;diff&quot;)">
            <text:p/>
          </table:table-cell>
        </table:table-row>
        <table:table-row table:style-name="ro1">
          <table:table-cell/>
          <table:table-cell table:formula="of:=[.B85]+1" office:value-type="float" office:value="115">
            <text:p>115</text:p>
          </table:table-cell>
          <table:table-cell table:formula="of:=UNICHAR([.B86])" office:value-type="string" office:string-value="s">
            <text:p>s</text:p>
          </table:table-cell>
          <table:table-cell table:formula="of:=[.D85]+2" office:value-type="float" office:value="1199">
            <text:p>1199</text:p>
          </table:table-cell>
          <table:table-cell table:formula="of:=UNICHAR([.D86])" office:value-type="string" office:string-value="ү">
            <text:p>ү</text:p>
          </table:table-cell>
          <table:table-cell/>
          <table:table-cell table:formula="of:=LOWER([.E86])" office:value-type="string" office:string-value="ү">
            <text:p>ү</text:p>
          </table:table-cell>
          <table:table-cell table:formula="of:=IF([.G86]=[.E86];&quot;&quot;;&quot;diff&quot;)">
            <text:p/>
          </table:table-cell>
        </table:table-row>
        <table:table-row table:style-name="ro1">
          <table:table-cell/>
          <table:table-cell table:formula="of:=[.B86]+1" office:value-type="float" office:value="116">
            <text:p>116</text:p>
          </table:table-cell>
          <table:table-cell table:formula="of:=UNICHAR([.B87])" office:value-type="string" office:string-value="t">
            <text:p>t</text:p>
          </table:table-cell>
          <table:table-cell table:formula="of:=[.D86]+2" office:value-type="float" office:value="1201">
            <text:p>1201</text:p>
          </table:table-cell>
          <table:table-cell table:formula="of:=UNICHAR([.D87])" office:value-type="string" office:string-value="ұ">
            <text:p>ұ</text:p>
          </table:table-cell>
          <table:table-cell/>
          <table:table-cell table:formula="of:=LOWER([.E87])" office:value-type="string" office:string-value="ұ">
            <text:p>ұ</text:p>
          </table:table-cell>
          <table:table-cell table:formula="of:=IF([.G87]=[.E87];&quot;&quot;;&quot;diff&quot;)">
            <text:p/>
          </table:table-cell>
        </table:table-row>
        <table:table-row table:style-name="ro1">
          <table:table-cell/>
          <table:table-cell table:formula="of:=[.B87]+1" office:value-type="float" office:value="117">
            <text:p>117</text:p>
          </table:table-cell>
          <table:table-cell table:formula="of:=UNICHAR([.B88])" office:value-type="string" office:string-value="u">
            <text:p>u</text:p>
          </table:table-cell>
          <table:table-cell table:formula="of:=[.D87]+2" office:value-type="float" office:value="1203">
            <text:p>1203</text:p>
          </table:table-cell>
          <table:table-cell table:formula="of:=UNICHAR([.D88])" office:value-type="string" office:string-value="ҳ">
            <text:p>ҳ</text:p>
          </table:table-cell>
          <table:table-cell/>
          <table:table-cell table:formula="of:=LOWER([.E88])" office:value-type="string" office:string-value="ҳ">
            <text:p>ҳ</text:p>
          </table:table-cell>
          <table:table-cell table:formula="of:=IF([.G88]=[.E88];&quot;&quot;;&quot;diff&quot;)">
            <text:p/>
          </table:table-cell>
        </table:table-row>
        <table:table-row table:style-name="ro1">
          <table:table-cell/>
          <table:table-cell table:formula="of:=[.B88]+1" office:value-type="float" office:value="118">
            <text:p>118</text:p>
          </table:table-cell>
          <table:table-cell table:formula="of:=UNICHAR([.B89])" office:value-type="string" office:string-value="v">
            <text:p>v</text:p>
          </table:table-cell>
          <table:table-cell table:formula="of:=[.D88]+2" office:value-type="float" office:value="1205">
            <text:p>1205</text:p>
          </table:table-cell>
          <table:table-cell table:formula="of:=UNICHAR([.D89])" office:value-type="string" office:string-value="ҵ">
            <text:p>ҵ</text:p>
          </table:table-cell>
          <table:table-cell/>
          <table:table-cell table:formula="of:=LOWER([.E89])" office:value-type="string" office:string-value="ҵ">
            <text:p>ҵ</text:p>
          </table:table-cell>
          <table:table-cell table:formula="of:=IF([.G89]=[.E89];&quot;&quot;;&quot;diff&quot;)">
            <text:p/>
          </table:table-cell>
        </table:table-row>
        <table:table-row table:style-name="ro1">
          <table:table-cell/>
          <table:table-cell table:formula="of:=[.B89]+1" office:value-type="float" office:value="119">
            <text:p>119</text:p>
          </table:table-cell>
          <table:table-cell table:formula="of:=UNICHAR([.B90])" office:value-type="string" office:string-value="w">
            <text:p>w</text:p>
          </table:table-cell>
          <table:table-cell table:formula="of:=[.D89]+2" office:value-type="float" office:value="1207">
            <text:p>1207</text:p>
          </table:table-cell>
          <table:table-cell table:formula="of:=UNICHAR([.D90])" office:value-type="string" office:string-value="ҷ">
            <text:p>ҷ</text:p>
          </table:table-cell>
          <table:table-cell/>
          <table:table-cell table:formula="of:=LOWER([.E90])" office:value-type="string" office:string-value="ҷ">
            <text:p>ҷ</text:p>
          </table:table-cell>
          <table:table-cell table:formula="of:=IF([.G90]=[.E90];&quot;&quot;;&quot;diff&quot;)">
            <text:p/>
          </table:table-cell>
        </table:table-row>
        <table:table-row table:style-name="ro1">
          <table:table-cell/>
          <table:table-cell table:formula="of:=[.B90]+1" office:value-type="float" office:value="120">
            <text:p>120</text:p>
          </table:table-cell>
          <table:table-cell table:formula="of:=UNICHAR([.B91])" office:value-type="string" office:string-value="x">
            <text:p>x</text:p>
          </table:table-cell>
          <table:table-cell table:formula="of:=[.D90]+2" office:value-type="float" office:value="1209">
            <text:p>1209</text:p>
          </table:table-cell>
          <table:table-cell table:formula="of:=UNICHAR([.D91])" office:value-type="string" office:string-value="ҹ">
            <text:p>ҹ</text:p>
          </table:table-cell>
          <table:table-cell/>
          <table:table-cell table:formula="of:=LOWER([.E91])" office:value-type="string" office:string-value="ҹ">
            <text:p>ҹ</text:p>
          </table:table-cell>
          <table:table-cell table:formula="of:=IF([.G91]=[.E91];&quot;&quot;;&quot;diff&quot;)">
            <text:p/>
          </table:table-cell>
        </table:table-row>
        <table:table-row table:style-name="ro1">
          <table:table-cell/>
          <table:table-cell table:formula="of:=[.B91]+1" office:value-type="float" office:value="121">
            <text:p>121</text:p>
          </table:table-cell>
          <table:table-cell table:formula="of:=UNICHAR([.B92])" office:value-type="string" office:string-value="y">
            <text:p>y</text:p>
          </table:table-cell>
          <table:table-cell table:formula="of:=[.D91]+2" office:value-type="float" office:value="1211">
            <text:p>1211</text:p>
          </table:table-cell>
          <table:table-cell table:formula="of:=UNICHAR([.D92])" office:value-type="string" office:string-value="һ">
            <text:p>һ</text:p>
          </table:table-cell>
          <table:table-cell/>
          <table:table-cell table:formula="of:=LOWER([.E92])" office:value-type="string" office:string-value="һ">
            <text:p>һ</text:p>
          </table:table-cell>
          <table:table-cell table:formula="of:=IF([.G92]=[.E92];&quot;&quot;;&quot;diff&quot;)">
            <text:p/>
          </table:table-cell>
        </table:table-row>
        <table:table-row table:style-name="ro1">
          <table:table-cell/>
          <table:table-cell table:formula="of:=[.B92]+1" office:value-type="float" office:value="122">
            <text:p>122</text:p>
          </table:table-cell>
          <table:table-cell table:formula="of:=UNICHAR([.B93])" office:value-type="string" office:string-value="z">
            <text:p>z</text:p>
          </table:table-cell>
          <table:table-cell table:formula="of:=[.D92]+2" office:value-type="float" office:value="1213">
            <text:p>1213</text:p>
          </table:table-cell>
          <table:table-cell table:formula="of:=UNICHAR([.D93])" office:value-type="string" office:string-value="ҽ">
            <text:p>ҽ</text:p>
          </table:table-cell>
          <table:table-cell/>
          <table:table-cell table:formula="of:=LOWER([.E93])" office:value-type="string" office:string-value="ҽ">
            <text:p>ҽ</text:p>
          </table:table-cell>
          <table:table-cell table:formula="of:=IF([.G93]=[.E93];&quot;&quot;;&quot;diff&quot;)">
            <text:p/>
          </table:table-cell>
        </table:table-row>
        <table:table-row table:style-name="ro1">
          <table:table-cell/>
          <table:table-cell table:formula="of:=[.B93]+1" office:value-type="float" office:value="123">
            <text:p>123</text:p>
          </table:table-cell>
          <table:table-cell table:formula="of:=UNICHAR([.B94])" office:value-type="string" office:string-value="{">
            <text:p>{</text:p>
          </table:table-cell>
          <table:table-cell table:formula="of:=[.D93]+2" office:value-type="float" office:value="1215">
            <text:p>1215</text:p>
          </table:table-cell>
          <table:table-cell table:formula="of:=UNICHAR([.D94])" office:value-type="string" office:string-value="ҿ">
            <text:p>ҿ</text:p>
          </table:table-cell>
          <table:table-cell/>
          <table:table-cell table:formula="of:=LOWER([.E94])" office:value-type="string" office:string-value="ҿ">
            <text:p>ҿ</text:p>
          </table:table-cell>
          <table:table-cell table:formula="of:=IF([.G94]=[.E94];&quot;&quot;;&quot;diff&quot;)">
            <text:p/>
          </table:table-cell>
        </table:table-row>
        <table:table-row table:style-name="ro1">
          <table:table-cell/>
          <table:table-cell table:formula="of:=[.B94]+1" office:value-type="float" office:value="124">
            <text:p>124</text:p>
          </table:table-cell>
          <table:table-cell table:formula="of:=UNICHAR([.B95])" office:value-type="string" office:string-value="|">
            <text:p>|</text:p>
          </table:table-cell>
          <table:table-cell office:value-type="float" office:value="1218">
            <text:p>1218</text:p>
          </table:table-cell>
          <table:table-cell table:formula="of:=UNICHAR([.D95])" office:value-type="string" office:string-value="ӂ">
            <text:p>ӂ</text:p>
          </table:table-cell>
          <table:table-cell/>
          <table:table-cell table:formula="of:=LOWER([.E95])" office:value-type="string" office:string-value="ӂ">
            <text:p>ӂ</text:p>
          </table:table-cell>
          <table:table-cell table:formula="of:=IF([.G95]=[.E95];&quot;&quot;;&quot;diff&quot;)">
            <text:p/>
          </table:table-cell>
        </table:table-row>
        <table:table-row table:style-name="ro1">
          <table:table-cell/>
          <table:table-cell table:formula="of:=[.B95]+1" office:value-type="float" office:value="125">
            <text:p>125</text:p>
          </table:table-cell>
          <table:table-cell table:formula="of:=UNICHAR([.B96])" office:value-type="string" office:string-value="}">
            <text:p>}</text:p>
          </table:table-cell>
          <table:table-cell table:formula="of:=[.D95]+2" office:value-type="float" office:value="1220">
            <text:p>1220</text:p>
          </table:table-cell>
          <table:table-cell table:formula="of:=UNICHAR([.D96])" office:value-type="string" office:string-value="ӄ">
            <text:p>ӄ</text:p>
          </table:table-cell>
          <table:table-cell/>
          <table:table-cell table:formula="of:=LOWER([.E96])" office:value-type="string" office:string-value="ӄ">
            <text:p>ӄ</text:p>
          </table:table-cell>
          <table:table-cell table:formula="of:=IF([.G96]=[.E96];&quot;&quot;;&quot;diff&quot;)">
            <text:p/>
          </table:table-cell>
        </table:table-row>
        <table:table-row table:style-name="ro1">
          <table:table-cell/>
          <table:table-cell table:formula="of:=[.B96]+1" office:value-type="float" office:value="126">
            <text:p>126</text:p>
          </table:table-cell>
          <table:table-cell table:formula="of:=UNICHAR([.B97])" office:value-type="string" office:string-value="~">
            <text:p>~</text:p>
          </table:table-cell>
          <table:table-cell table:formula="of:=[.D96]+2" office:value-type="float" office:value="1222">
            <text:p>1222</text:p>
          </table:table-cell>
          <table:table-cell table:formula="of:=UNICHAR([.D97])" office:value-type="string" office:string-value="ӆ">
            <text:p>ӆ</text:p>
          </table:table-cell>
          <table:table-cell/>
          <table:table-cell table:formula="of:=LOWER([.E97])" office:value-type="string" office:string-value="ӆ">
            <text:p>ӆ</text:p>
          </table:table-cell>
          <table:table-cell table:formula="of:=IF([.G97]=[.E97];&quot;&quot;;&quot;diff&quot;)">
            <text:p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oto Sans" svg:font-family="'Noto Sans'" style:font-family-generic="swiss"/>
    <style:font-face style:name="Noto Serif Tibetan" svg:font-family="'Noto Serif Tibet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3">03/03/2024</text:date>, <text:time>16:2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3T12:46:38.44</meta:creation-date>
    <dc:date>2024-03-03T16:29:30.47</dc:date>
    <meta:editing-duration>PT3H19M7S</meta:editing-duration>
    <meta:editing-cycles>13</meta:editing-cycles>
    <meta:generator>OpenOffice/4.1.15$Win32 OpenOffice.org_project/4115m2$Build-9813</meta:generator>
    <meta:document-statistic meta:table-count="3" meta:cell-count="576" meta:object-count="0"/>
  </office:meta>
</office:document-meta>
</file>